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49.09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82.6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12.33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10.16mm"/>
    </style:style>
    <style:style style:name="co23" style:family="table-column">
      <style:table-column-properties fo:break-before="auto" style:column-width="82.8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4"/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df6e3"/>
    </style:style>
    <style:style style:name="ce18" style:family="table-cell" style:parent-style-name="Default">
      <style:table-cell-properties fo:background-color="#fdf6e3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transparent"/>
    </style:style>
    <style:style style:name="ce39" style:family="table-cell" style:parent-style-name="Default">
      <style:table-cell-properties fo:background-color="#ff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Optimisitic/Best Case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5]*[.B5]" office:value-type="float" office:value="195" calcext:value-type="float">
            <text:p>195</text:p>
          </table:table-cell>
          <table:table-cell table:style-name="ce8" table:formula="of:=[.$B$9]/[.$D$8]*[.C5]" office:value-type="float" office:value="4.84581497797357" calcext:value-type="float">
            <text:p>4.8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6]*[.B6]" office:value-type="float" office:value="170" calcext:value-type="float">
            <text:p>170</text:p>
          </table:table-cell>
          <table:table-cell table:style-name="ce8" table:formula="of:=[.$B$9]/[.$D$8]*[.C6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5:.I18])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[.C7]*[.B7]" office:value-type="float" office:value="770" calcext:value-type="float">
            <text:p>770</text:p>
          </table:table-cell>
          <table:table-cell table:style-name="ce8" table:formula="of:=[.$B$9]/[.$D$8]*[.C7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5:.D7])" office:value-type="float" office:value="1135" calcext:value-type="float">
            <text:p>113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4" table:number-rows-spanned="7">
            <text:p>We have roughly 1100x on grandis, so this <text:span text:style-name="T1">just</text:span> fits if we’re being optimistic.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Realistic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31]*[.B31]" office:value-type="float" office:value="195" calcext:value-type="float">
            <text:p>195</text:p>
          </table:table-cell>
          <table:table-cell table:style-name="ce8" table:formula="of:=[.$B$35]/[.$D$34]*[.C31]" office:value-type="float" office:value="3.62694300518135" calcext:value-type="float">
            <text:p>3.6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32]*[.B32]" office:value-type="float" office:value="170" calcext:value-type="float">
            <text:p>170</text:p>
          </table:table-cell>
          <table:table-cell table:style-name="ce8" table:formula="of:=[.$B$35]/[.$D$34]*[.C32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31:.I44]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C33]*[.B33]" office:value-type="float" office:value="600" calcext:value-type="float">
            <text:p>600</text:p>
          </table:table-cell>
          <table:table-cell table:style-name="ce8" table:formula="of:=[.$B$35]/[.$D$34]*[.C33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31:.D33])" office:value-type="float" office:value="965" calcext:value-type="float">
            <text:p>96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 table:formula="of:=SUM([.I31:.I35])" office:value-type="float" office:value="35" calcext:value-type="float">
            <text:p>35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7">
            <text:p>In reality, we have roughly a third less than that due to insertion size and yield variablity. Consequently I’ve reduced the number of samples (4 per site for oxley, 3 for donor spp). Even then, we have less coverage than we’d lik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 table:formula="of:=SUM([.I39:.I42])" office:value-type="float" office:value="12" calcext:value-type="float">
            <text:p>12</text:p>
          </table:table-cell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</table:table>
      <table:table table:name="All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8" table:default-cell-style-name="ce16"/>
        <table:table-column table:style-name="co1" table:number-columns-repeated="7" table:default-cell-style-name="ce16"/>
        <table:table-column table:style-name="co1" table:default-cell-style-name="ce17"/>
        <table:table-column table:style-name="co1" table:number-columns-repeated="2" table:default-cell-style-name="ce16"/>
        <table:table-column table:style-name="co9" table:default-cell-style-name="Default"/>
        <table:table-column table:style-name="co1" table:number-columns-repeated="1009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ampleSet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SeedYesNo</text:p>
          </table:table-cell>
          <table:table-cell table:style-name="Default" office:value-type="string" calcext:value-type="string">
            <text:p>SeedNotes</text:p>
          </table:table-cell>
          <table:table-cell table:style-name="Default" office:value-type="string" calcext:value-type="string">
            <text:p>Sequenced</text:p>
          </table:table-cell>
          <table:table-cell table:style-name="Default"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office:value-type="string" calcext:value-type="string">
            <text:p>Plate7</text:p>
          </table:table-cell>
          <table:table-cell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TLC7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Abington Creek</text:p>
          </table:table-cell>
          <table:table-cell table:style-name="Default" office:value-type="float" office:value="-30.282428" calcext:value-type="float">
            <text:p>-30.282428</text:p>
          </table:table-cell>
          <table:table-cell table:style-name="Default" office:value-type="float" office:value="151.195725" calcext:value-type="float">
            <text:p>151.1957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]=&quot;Y&quot;;OR([.J2]=&quot;&quot;; [.J2]=&quot;No&quot;)); &quot;Y&quot;; &quot;&quot;)">
            <text:p/>
          </table:table-cell>
          <table:table-cell table:formula="of:=IF(AND([.M2]=&quot;Y&quot;; [.K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0603" calcext:value-type="float">
            <text:p>-29.60560603</text:p>
          </table:table-cell>
          <table:table-cell table:style-name="Default" office:value-type="float" office:value="151.868071" calcext:value-type="float">
            <text:p>151.8680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]=&quot;Y&quot;;OR([.J3]=&quot;&quot;; [.J3]=&quot;No&quot;)); &quot;Y&quot;; &quot;&quot;)" office:value-type="string" office:string-value="Y" calcext:value-type="string">
            <text:p>Y</text:p>
          </table:table-cell>
          <table:table-cell table:formula="of:=IF(AND([.M3]=&quot;Y&quot;; [.K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2.00015" calcext:value-type="float">
            <text:p>152.000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]=&quot;Y&quot;;OR([.J4]=&quot;&quot;; [.J4]=&quot;No&quot;)); &quot;Y&quot;; &quot;&quot;)" office:value-type="string" office:string-value="Y" calcext:value-type="string">
            <text:p>Y</text:p>
          </table:table-cell>
          <table:table-cell table:formula="of:=IF(AND([.M4]=&quot;Y&quot;; [.K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96" calcext:value-type="float">
            <text:p>-30.52496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5]=&quot;Y&quot;;OR([.J5]=&quot;&quot;; [.J5]=&quot;No&quot;)); &quot;Y&quot;; &quot;&quot;)" office:value-type="string" office:string-value="Y" calcext:value-type="string">
            <text:p>Y</text:p>
          </table:table-cell>
          <table:table-cell table:formula="of:=IF(AND([.M5]=&quot;Y&quot;; [.K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505" calcext:value-type="float">
            <text:p>-30.52505</text:p>
          </table:table-cell>
          <table:table-cell table:style-name="Default" office:value-type="float" office:value="152.07025" calcext:value-type="float">
            <text:p>152.070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6]=&quot;Y&quot;;OR([.J6]=&quot;&quot;; [.J6]=&quot;No&quot;)); &quot;Y&quot;; &quot;&quot;)" office:value-type="string" office:string-value="Y" calcext:value-type="string">
            <text:p>Y</text:p>
          </table:table-cell>
          <table:table-cell table:formula="of:=IF(AND([.M6]=&quot;Y&quot;; [.K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45" calcext:value-type="float">
            <text:p>-30.52445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7]=&quot;Y&quot;;OR([.J7]=&quot;&quot;; [.J7]=&quot;No&quot;)); &quot;Y&quot;; &quot;&quot;)" office:value-type="string" office:string-value="Y" calcext:value-type="string">
            <text:p>Y</text:p>
          </table:table-cell>
          <table:table-cell table:formula="of:=IF(AND([.M7]=&quot;Y&quot;; [.K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3" calcext:value-type="float">
            <text:p>-30.52463</text:p>
          </table:table-cell>
          <table:table-cell table:style-name="Default" office:value-type="float" office:value="152.07047" calcext:value-type="float">
            <text:p>152.070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8]=&quot;Y&quot;;OR([.J8]=&quot;&quot;; [.J8]=&quot;No&quot;)); &quot;Y&quot;; &quot;&quot;)" office:value-type="string" office:string-value="Y" calcext:value-type="string">
            <text:p>Y</text:p>
          </table:table-cell>
          <table:table-cell table:formula="of:=IF(AND([.M8]=&quot;Y&quot;; [.K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9" calcext:value-type="float">
            <text:p>-30.52469</text:p>
          </table:table-cell>
          <table:table-cell table:style-name="Default" office:value-type="float" office:value="152.07063" calcext:value-type="float">
            <text:p>152.07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9]=&quot;Y&quot;;OR([.J9]=&quot;&quot;; [.J9]=&quot;No&quot;)); &quot;Y&quot;; &quot;&quot;)" office:value-type="string" office:string-value="Y" calcext:value-type="string">
            <text:p>Y</text:p>
          </table:table-cell>
          <table:table-cell table:formula="of:=IF(AND([.M9]=&quot;Y&quot;; [.K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85" calcext:value-type="float">
            <text:p>-30.52485</text:p>
          </table:table-cell>
          <table:table-cell table:style-name="Default" office:value-type="float" office:value="152.07079" calcext:value-type="float">
            <text:p>152.0707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0]=&quot;Y&quot;;OR([.J10]=&quot;&quot;; [.J10]=&quot;No&quot;)); &quot;Y&quot;; &quot;&quot;)" office:value-type="string" office:string-value="Y" calcext:value-type="string">
            <text:p>Y</text:p>
          </table:table-cell>
          <table:table-cell table:formula="of:=IF(AND([.M10]=&quot;Y&quot;; [.K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89" calcext:value-type="float">
            <text:p>-30.53189</text:p>
          </table:table-cell>
          <table:table-cell table:style-name="Default" office:value-type="float" office:value="152.03299" calcext:value-type="float">
            <text:p>152.03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1]=&quot;Y&quot;;OR([.J11]=&quot;&quot;; [.J11]=&quot;No&quot;)); &quot;Y&quot;; &quot;&quot;)" office:value-type="string" office:string-value="Y" calcext:value-type="string">
            <text:p>Y</text:p>
          </table:table-cell>
          <table:table-cell table:formula="of:=IF(AND([.M11]=&quot;Y&quot;; [.K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4" calcext:value-type="float">
            <text:p>-30.5314</text:p>
          </table:table-cell>
          <table:table-cell table:style-name="Default" office:value-type="float" office:value="152.0334" calcext:value-type="float">
            <text:p>152.03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]=&quot;Y&quot;;OR([.J12]=&quot;&quot;; [.J12]=&quot;No&quot;)); &quot;Y&quot;; &quot;&quot;)" office:value-type="string" office:string-value="Y" calcext:value-type="string">
            <text:p>Y</text:p>
          </table:table-cell>
          <table:table-cell table:formula="of:=IF(AND([.M12]=&quot;Y&quot;; [.K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]=&quot;Y&quot;;OR([.J13]=&quot;&quot;; [.J13]=&quot;No&quot;)); &quot;Y&quot;; &quot;&quot;)" office:value-type="string" office:string-value="Y" calcext:value-type="string">
            <text:p>Y</text:p>
          </table:table-cell>
          <table:table-cell table:formula="of:=IF(AND([.M13]=&quot;Y&quot;; [.K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4]=&quot;Y&quot;;OR([.J14]=&quot;&quot;; [.J14]=&quot;No&quot;)); &quot;Y&quot;; &quot;&quot;)" office:value-type="string" office:string-value="Y" calcext:value-type="string">
            <text:p>Y</text:p>
          </table:table-cell>
          <table:table-cell table:formula="of:=IF(AND([.M14]=&quot;Y&quot;; [.K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148" calcext:value-type="float">
            <text:p>152.031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]=&quot;Y&quot;;OR([.J15]=&quot;&quot;; [.J15]=&quot;No&quot;)); &quot;Y&quot;; &quot;&quot;)" office:value-type="string" office:string-value="Y" calcext:value-type="string">
            <text:p>Y</text:p>
          </table:table-cell>
          <table:table-cell table:formula="of:=IF(AND([.M15]=&quot;Y&quot;; [.K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079" calcext:value-type="float">
            <text:p>-30.53079</text:p>
          </table:table-cell>
          <table:table-cell table:style-name="Default" office:value-type="float" office:value="152.02965" calcext:value-type="float">
            <text:p>152.029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]=&quot;Y&quot;;OR([.J16]=&quot;&quot;; [.J16]=&quot;No&quot;)); &quot;Y&quot;; &quot;&quot;)" office:value-type="string" office:string-value="Y" calcext:value-type="string">
            <text:p>Y</text:p>
          </table:table-cell>
          <table:table-cell table:formula="of:=IF(AND([.M16]=&quot;Y&quot;; [.K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5004" calcext:value-type="float">
            <text:p>-29.60565004</text:p>
          </table:table-cell>
          <table:table-cell table:style-name="Default" office:value-type="float" office:value="151.867978" calcext:value-type="float">
            <text:p>151.8679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]=&quot;Y&quot;;OR([.J17]=&quot;&quot;; [.J17]=&quot;No&quot;)); &quot;Y&quot;; &quot;&quot;)">
            <text:p/>
          </table:table-cell>
          <table:table-cell table:formula="of:=IF(AND([.M17]=&quot;Y&quot;; [.K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69697" calcext:value-type="float">
            <text:p>-29.06569697</text:p>
          </table:table-cell>
          <table:table-cell table:style-name="Default" office:value-type="float" office:value="151.988323" calcext:value-type="float">
            <text:p>151.98832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]=&quot;Y&quot;;OR([.J18]=&quot;&quot;; [.J18]=&quot;No&quot;)); &quot;Y&quot;; &quot;&quot;)">
            <text:p/>
          </table:table-cell>
          <table:table-cell table:formula="of:=IF(AND([.M18]=&quot;Y&quot;; [.K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]=&quot;Y&quot;;OR([.J19]=&quot;&quot;; [.J19]=&quot;No&quot;)); &quot;Y&quot;; &quot;&quot;)">
            <text:p/>
          </table:table-cell>
          <table:table-cell table:formula="of:=IF(AND([.M19]=&quot;Y&quot;; [.K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71801" calcext:value-type="float">
            <text:p>-29.06571801</text:p>
          </table:table-cell>
          <table:table-cell table:style-name="Default" office:value-type="float" office:value="151.988288" calcext:value-type="float">
            <text:p>151.98828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0])=0; &quot;&quot;; &quot;Y&quot;)">
            <text:p/>
          </table:table-cell>
          <table:table-cell/>
          <table:table-cell table:formula="of:=IF(AND([.L20]=&quot;Y&quot;;OR([.J20]=&quot;&quot;; [.J20]=&quot;No&quot;)); &quot;Y&quot;; &quot;&quot;)">
            <text:p/>
          </table:table-cell>
          <table:table-cell table:formula="of:=IF(AND([.M20]=&quot;Y&quot;; [.K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7301" calcext:value-type="float">
            <text:p>-29.06747301</text:p>
          </table:table-cell>
          <table:table-cell table:style-name="Default" office:value-type="float" office:value="151.990051" calcext:value-type="float">
            <text:p>151.99005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])=0; &quot;&quot;; &quot;Y&quot;)">
            <text:p/>
          </table:table-cell>
          <table:table-cell/>
          <table:table-cell table:formula="of:=IF(AND([.L21]=&quot;Y&quot;;OR([.J21]=&quot;&quot;; [.J21]=&quot;No&quot;)); &quot;Y&quot;; &quot;&quot;)">
            <text:p/>
          </table:table-cell>
          <table:table-cell table:formula="of:=IF(AND([.M21]=&quot;Y&quot;; [.K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Bingara</text:p>
          </table:table-cell>
          <table:table-cell table:style-name="Default" office:value-type="float" office:value="-30.01711397" calcext:value-type="float">
            <text:p>-30.01711397</text:p>
          </table:table-cell>
          <table:table-cell table:style-name="Default" office:value-type="float" office:value="150.620568" calcext:value-type="float">
            <text:p>150.62056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2])=0; &quot;&quot;; &quot;Y&quot;)">
            <text:p/>
          </table:table-cell>
          <table:table-cell/>
          <table:table-cell table:formula="of:=IF(AND([.L22]=&quot;Y&quot;;OR([.J22]=&quot;&quot;; [.J22]=&quot;No&quot;)); &quot;Y&quot;; &quot;&quot;)">
            <text:p/>
          </table:table-cell>
          <table:table-cell table:formula="of:=IF(AND([.M22]=&quot;Y&quot;; [.K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428101" calcext:value-type="float">
            <text:p>-29.06428101</text:p>
          </table:table-cell>
          <table:table-cell table:style-name="Default" office:value-type="float" office:value="151.988461" calcext:value-type="float">
            <text:p>151.9884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3])=0; &quot;&quot;; &quot;Y&quot;)">
            <text:p/>
          </table:table-cell>
          <table:table-cell/>
          <table:table-cell table:formula="of:=IF(AND([.L23]=&quot;Y&quot;;OR([.J23]=&quot;&quot;; [.J23]=&quot;No&quot;)); &quot;Y&quot;; &quot;&quot;)">
            <text:p/>
          </table:table-cell>
          <table:table-cell table:formula="of:=IF(AND([.M23]=&quot;Y&quot;; [.K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57" calcext:value-type="float">
            <text:p>-29.067457</text:p>
          </table:table-cell>
          <table:table-cell table:style-name="Default" office:value-type="float" office:value="151.989572" calcext:value-type="float">
            <text:p>151.98957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4])=0; &quot;&quot;; &quot;Y&quot;)">
            <text:p/>
          </table:table-cell>
          <table:table-cell/>
          <table:table-cell table:formula="of:=IF(AND([.L24]=&quot;Y&quot;;OR([.J24]=&quot;&quot;; [.J24]=&quot;No&quot;)); &quot;Y&quot;; &quot;&quot;)">
            <text:p/>
          </table:table-cell>
          <table:table-cell table:formula="of:=IF(AND([.M24]=&quot;Y&quot;; [.K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18803" calcext:value-type="float">
            <text:p>-29.06718803</text:p>
          </table:table-cell>
          <table:table-cell table:style-name="Default" office:value-type="float" office:value="151.990265" calcext:value-type="float">
            <text:p>151.99026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5])=0; &quot;&quot;; &quot;Y&quot;)">
            <text:p/>
          </table:table-cell>
          <table:table-cell/>
          <table:table-cell table:formula="of:=IF(AND([.L25]=&quot;Y&quot;;OR([.J25]=&quot;&quot;; [.J25]=&quot;No&quot;)); &quot;Y&quot;; &quot;&quot;)">
            <text:p/>
          </table:table-cell>
          <table:table-cell table:formula="of:=IF(AND([.M25]=&quot;Y&quot;; [.K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6])=0; &quot;&quot;; &quot;Y&quot;)">
            <text:p/>
          </table:table-cell>
          <table:table-cell/>
          <table:table-cell table:formula="of:=IF(AND([.L26]=&quot;Y&quot;;OR([.J26]=&quot;&quot;; [.J26]=&quot;No&quot;)); &quot;Y&quot;; &quot;&quot;)">
            <text:p/>
          </table:table-cell>
          <table:table-cell table:formula="of:=IF(AND([.M26]=&quot;Y&quot;; [.K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7])=0; &quot;&quot;; &quot;Y&quot;)">
            <text:p/>
          </table:table-cell>
          <table:table-cell/>
          <table:table-cell table:formula="of:=IF(AND([.L27]=&quot;Y&quot;;OR([.J27]=&quot;&quot;; [.J27]=&quot;No&quot;)); &quot;Y&quot;; &quot;&quot;)">
            <text:p/>
          </table:table-cell>
          <table:table-cell table:formula="of:=IF(AND([.M27]=&quot;Y&quot;; [.K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8])=0; &quot;&quot;; &quot;Y&quot;)">
            <text:p/>
          </table:table-cell>
          <table:table-cell/>
          <table:table-cell table:formula="of:=IF(AND([.L28]=&quot;Y&quot;;OR([.J28]=&quot;&quot;; [.J28]=&quot;No&quot;)); &quot;Y&quot;; &quot;&quot;)">
            <text:p/>
          </table:table-cell>
          <table:table-cell table:formula="of:=IF(AND([.M28]=&quot;Y&quot;; [.K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9])=0; &quot;&quot;; &quot;Y&quot;)">
            <text:p/>
          </table:table-cell>
          <table:table-cell/>
          <table:table-cell table:formula="of:=IF(AND([.L29]=&quot;Y&quot;;OR([.J29]=&quot;&quot;; [.J29]=&quot;No&quot;)); &quot;Y&quot;; &quot;&quot;)">
            <text:p/>
          </table:table-cell>
          <table:table-cell table:formula="of:=IF(AND([.M29]=&quot;Y&quot;; [.K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7302" calcext:value-type="float">
            <text:p>-30.71997302</text:p>
          </table:table-cell>
          <table:table-cell table:style-name="Default" office:value-type="float" office:value="151.72217" calcext:value-type="float">
            <text:p>151.722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0]=&quot;Y&quot;;OR([.J30]=&quot;&quot;; [.J30]=&quot;No&quot;)); &quot;Y&quot;; &quot;&quot;)" office:value-type="string" office:string-value="Y" calcext:value-type="string">
            <text:p>Y</text:p>
          </table:table-cell>
          <table:table-cell table:formula="of:=IF(AND([.M30]=&quot;Y&quot;; [.K3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2016899" calcext:value-type="float">
            <text:p>-30.72016899</text:p>
          </table:table-cell>
          <table:table-cell table:style-name="Default" office:value-type="float" office:value="151.722562" calcext:value-type="float">
            <text:p>151.7225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1]=&quot;Y&quot;;OR([.J31]=&quot;&quot;; [.J31]=&quot;No&quot;)); &quot;Y&quot;; &quot;&quot;)" office:value-type="string" office:string-value="Y" calcext:value-type="string">
            <text:p>Y</text:p>
          </table:table-cell>
          <table:table-cell table:formula="of:=IF(AND([.M31]=&quot;Y&quot;; [.K3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6296" calcext:value-type="float">
            <text:p>-30.71996296</text:p>
          </table:table-cell>
          <table:table-cell table:style-name="Default" office:value-type="float" office:value="151.722618" calcext:value-type="float">
            <text:p>151.7226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2]=&quot;Y&quot;;OR([.J32]=&quot;&quot;; [.J32]=&quot;No&quot;)); &quot;Y&quot;; &quot;&quot;)" office:value-type="string" office:string-value="Y" calcext:value-type="string">
            <text:p>Y</text:p>
          </table:table-cell>
          <table:table-cell table:formula="of:=IF(AND([.M32]=&quot;Y&quot;; [.K3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3598" calcext:value-type="float">
            <text:p>-30.71953598</text:p>
          </table:table-cell>
          <table:table-cell table:style-name="Default" office:value-type="float" office:value="151.72227" calcext:value-type="float">
            <text:p>151.72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3]=&quot;Y&quot;;OR([.J33]=&quot;&quot;; [.J33]=&quot;No&quot;)); &quot;Y&quot;; &quot;&quot;)" office:value-type="string" office:string-value="Y" calcext:value-type="string">
            <text:p>Y</text:p>
          </table:table-cell>
          <table:table-cell table:formula="of:=IF(AND([.M33]=&quot;Y&quot;; [.K3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26401" calcext:value-type="float">
            <text:p>-30.55526401</text:p>
          </table:table-cell>
          <table:table-cell table:style-name="Default" office:value-type="float" office:value="151.905034" calcext:value-type="float">
            <text:p>151.9050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4]=&quot;Y&quot;;OR([.J34]=&quot;&quot;; [.J34]=&quot;No&quot;)); &quot;Y&quot;; &quot;&quot;)" office:value-type="string" office:string-value="Y" calcext:value-type="string">
            <text:p>Y</text:p>
          </table:table-cell>
          <table:table-cell table:formula="of:=IF(AND([.M34]=&quot;Y&quot;; [.K3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1304" calcext:value-type="float">
            <text:p>-30.55541304</text:p>
          </table:table-cell>
          <table:table-cell table:style-name="Default" office:value-type="float" office:value="151.906003" calcext:value-type="float">
            <text:p>151.90600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5]=&quot;Y&quot;;OR([.J35]=&quot;&quot;; [.J35]=&quot;No&quot;)); &quot;Y&quot;; &quot;&quot;)" office:value-type="string" office:string-value="Y" calcext:value-type="string">
            <text:p>Y</text:p>
          </table:table-cell>
          <table:table-cell table:formula="of:=IF(AND([.M35]=&quot;Y&quot;; [.K3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67398" calcext:value-type="float">
            <text:p>-30.60267398</text:p>
          </table:table-cell>
          <table:table-cell table:style-name="Default" office:value-type="float" office:value="151.951678" calcext:value-type="float">
            <text:p>151.9516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36]=&quot;Y&quot;;OR([.J36]=&quot;&quot;; [.J36]=&quot;No&quot;)); &quot;Y&quot;; &quot;&quot;)" office:value-type="string" office:string-value="Y" calcext:value-type="string">
            <text:p>Y</text:p>
          </table:table-cell>
          <table:table-cell table:formula="of:=IF(AND([.M36]=&quot;Y&quot;; [.K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21498" calcext:value-type="float">
            <text:p>-30.61521498</text:p>
          </table:table-cell>
          <table:table-cell table:style-name="Default" office:value-type="float" office:value="151.941556" calcext:value-type="float">
            <text:p>151.9415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7]=&quot;Y&quot;;OR([.J37]=&quot;&quot;; [.J37]=&quot;No&quot;)); &quot;Y&quot;; &quot;&quot;)" office:value-type="string" office:string-value="Y" calcext:value-type="string">
            <text:p>Y</text:p>
          </table:table-cell>
          <table:table-cell table:formula="of:=IF(AND([.M37]=&quot;Y&quot;; [.K3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04701" calcext:value-type="float">
            <text:p>-30.61504701</text:p>
          </table:table-cell>
          <table:table-cell table:style-name="Default" office:value-type="float" office:value="151.941554" calcext:value-type="float">
            <text:p>151.9415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8]=&quot;Y&quot;;OR([.J38]=&quot;&quot;; [.J38]=&quot;No&quot;)); &quot;Y&quot;; &quot;&quot;)" office:value-type="string" office:string-value="Y" calcext:value-type="string">
            <text:p>Y</text:p>
          </table:table-cell>
          <table:table-cell table:formula="of:=IF(AND([.M38]=&quot;Y&quot;; [.K3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5998" calcext:value-type="float">
            <text:p>-30.57475998</text:p>
          </table:table-cell>
          <table:table-cell table:style-name="Default" office:value-type="float" office:value="151.884212" calcext:value-type="float">
            <text:p>151.8842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9]=&quot;Y&quot;;OR([.J39]=&quot;&quot;; [.J39]=&quot;No&quot;)); &quot;Y&quot;; &quot;&quot;)" office:value-type="string" office:string-value="Y" calcext:value-type="string">
            <text:p>Y</text:p>
          </table:table-cell>
          <table:table-cell table:style-name="ce20" table:formula="of:=IF(AND([.M39]=&quot;Y&quot;; [.K3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57399" calcext:value-type="float">
            <text:p>-30.57457399</text:p>
          </table:table-cell>
          <table:table-cell table:style-name="Default" office:value-type="float" office:value="151.884747" calcext:value-type="float">
            <text:p>151.8847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0]=&quot;Y&quot;;OR([.J40]=&quot;&quot;; [.J40]=&quot;No&quot;)); &quot;Y&quot;; &quot;&quot;)" office:value-type="string" office:string-value="Y" calcext:value-type="string">
            <text:p>Y</text:p>
          </table:table-cell>
          <table:table-cell table:formula="of:=IF(AND([.M40]=&quot;Y&quot;; [.K4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33502" calcext:value-type="float">
            <text:p>-30.57433502</text:p>
          </table:table-cell>
          <table:table-cell table:style-name="Default" office:value-type="float" office:value="151.885239" calcext:value-type="float">
            <text:p>151.88523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1]=&quot;Y&quot;;OR([.J41]=&quot;&quot;; [.J41]=&quot;No&quot;)); &quot;Y&quot;; &quot;&quot;)" office:value-type="string" office:string-value="Y" calcext:value-type="string">
            <text:p>Y</text:p>
          </table:table-cell>
          <table:table-cell table:formula="of:=IF(AND([.M41]=&quot;Y&quot;; [.K4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5401" calcext:value-type="float">
            <text:p>-30.71955401</text:p>
          </table:table-cell>
          <table:table-cell table:style-name="Default" office:value-type="float" office:value="151.722795" calcext:value-type="float">
            <text:p>151.72279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4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2]=&quot;Y&quot;;OR([.J42]=&quot;&quot;; [.J42]=&quot;No&quot;)); &quot;Y&quot;; &quot;&quot;)" office:value-type="string" office:string-value="Y" calcext:value-type="string">
            <text:p>Y</text:p>
          </table:table-cell>
          <table:table-cell table:formula="of:=IF(AND([.M42]=&quot;Y&quot;; [.K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07003" calcext:value-type="float">
            <text:p>-30.71907003</text:p>
          </table:table-cell>
          <table:table-cell table:style-name="Default" office:value-type="float" office:value="151.721817" calcext:value-type="float">
            <text:p>151.72181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empty envelope also found</text:p>
          </table:table-cell>
          <table:table-cell table:style-name="Default" table:number-columns-repeated="2"/>
          <table:table-cell office:value-type="string" calcext:value-type="string">
            <text:p>Y</text:p>
          </table:table-cell>
          <table:table-cell table:formula="of:=IF(AND([.L43]=&quot;Y&quot;;OR([.J43]=&quot;&quot;; [.J43]=&quot;No&quot;)); &quot;Y&quot;; &quot;&quot;)" office:value-type="string" office:string-value="Y" calcext:value-type="string">
            <text:p>Y</text:p>
          </table:table-cell>
          <table:table-cell table:formula="of:=IF(AND([.M43]=&quot;Y&quot;; [.K4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79" calcext:value-type="float">
            <text:p>-30.575079</text:p>
          </table:table-cell>
          <table:table-cell table:style-name="Default" office:value-type="float" office:value="151.903794" calcext:value-type="float">
            <text:p>151.90379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4]=&quot;Y&quot;;OR([.J44]=&quot;&quot;; [.J44]=&quot;No&quot;)); &quot;Y&quot;; &quot;&quot;)" office:value-type="string" office:string-value="Y" calcext:value-type="string">
            <text:p>Y</text:p>
          </table:table-cell>
          <table:table-cell table:formula="of:=IF(AND([.M44]=&quot;Y&quot;; [.K4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60301" calcext:value-type="float">
            <text:p>-30.55260301</text:p>
          </table:table-cell>
          <table:table-cell table:style-name="Default" office:value-type="float" office:value="151.896692" calcext:value-type="float">
            <text:p>151.89669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5]=&quot;Y&quot;;OR([.J45]=&quot;&quot;; [.J45]=&quot;No&quot;)); &quot;Y&quot;; &quot;&quot;)" office:value-type="string" office:string-value="Y" calcext:value-type="string">
            <text:p>Y</text:p>
          </table:table-cell>
          <table:table-cell table:formula="of:=IF(AND([.M45]=&quot;Y&quot;; [.K4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603898" calcext:value-type="float">
            <text:p>-30.57603898</text:p>
          </table:table-cell>
          <table:table-cell table:style-name="Default" office:value-type="float" office:value="151.90429" calcext:value-type="float">
            <text:p>151.904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4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6]=&quot;Y&quot;;OR([.J46]=&quot;&quot;; [.J46]=&quot;No&quot;)); &quot;Y&quot;; &quot;&quot;)" office:value-type="string" office:string-value="Y" calcext:value-type="string">
            <text:p>Y</text:p>
          </table:table-cell>
          <table:table-cell table:formula="of:=IF(AND([.M46]=&quot;Y&quot;; [.K4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7897" calcext:value-type="float">
            <text:p>-30.61447897</text:p>
          </table:table-cell>
          <table:table-cell table:style-name="Default" office:value-type="float" office:value="151.940761" calcext:value-type="float">
            <text:p>151.9407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7]=&quot;Y&quot;;OR([.J47]=&quot;&quot;; [.J47]=&quot;No&quot;)); &quot;Y&quot;; &quot;&quot;)" office:value-type="string" office:string-value="Y" calcext:value-type="string">
            <text:p>Y</text:p>
          </table:table-cell>
          <table:table-cell table:formula="of:=IF(AND([.M47]=&quot;Y&quot;; [.K4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20296" calcext:value-type="float">
            <text:p>-30.61620296</text:p>
          </table:table-cell>
          <table:table-cell table:style-name="Default" office:value-type="float" office:value="151.938109" calcext:value-type="float">
            <text:p>151.9381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8]=&quot;Y&quot;;OR([.J48]=&quot;&quot;; [.J48]=&quot;No&quot;)); &quot;Y&quot;; &quot;&quot;)" office:value-type="string" office:string-value="Y" calcext:value-type="string">
            <text:p>Y</text:p>
          </table:table-cell>
          <table:table-cell table:formula="of:=IF(AND([.M48]=&quot;Y&quot;; [.K4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07497" calcext:value-type="float">
            <text:p>-30.61607497</text:p>
          </table:table-cell>
          <table:table-cell table:style-name="Default" office:value-type="float" office:value="151.938129" calcext:value-type="float">
            <text:p>151.9381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9]=&quot;Y&quot;;OR([.J49]=&quot;&quot;; [.J49]=&quot;No&quot;)); &quot;Y&quot;; &quot;&quot;)" office:value-type="string" office:string-value="Y" calcext:value-type="string">
            <text:p>Y</text:p>
          </table:table-cell>
          <table:table-cell table:formula="of:=IF(AND([.M49]=&quot;Y&quot;; [.K4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90801" calcext:value-type="float">
            <text:p>-30.57490801</text:p>
          </table:table-cell>
          <table:table-cell table:style-name="Default" office:value-type="float" office:value="151.884066" calcext:value-type="float">
            <text:p>151.88406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0]=&quot;Y&quot;;OR([.J50]=&quot;&quot;; [.J50]=&quot;No&quot;)); &quot;Y&quot;; &quot;&quot;)" office:value-type="string" office:string-value="Y" calcext:value-type="string">
            <text:p>Y</text:p>
          </table:table-cell>
          <table:table-cell table:formula="of:=IF(AND([.M50]=&quot;Y&quot;; [.K5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9996" calcext:value-type="float">
            <text:p>-30.57479996</text:p>
          </table:table-cell>
          <table:table-cell table:style-name="Default" office:value-type="float" office:value="151.884278" calcext:value-type="float">
            <text:p>151.8842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1]=&quot;Y&quot;;OR([.J51]=&quot;&quot;; [.J51]=&quot;No&quot;)); &quot;Y&quot;; &quot;&quot;)" office:value-type="string" office:string-value="Y" calcext:value-type="string">
            <text:p>Y</text:p>
          </table:table-cell>
          <table:table-cell table:formula="of:=IF(AND([.M51]=&quot;Y&quot;; [.K5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11999" calcext:value-type="float">
            <text:p>-30.71911999</text:p>
          </table:table-cell>
          <table:table-cell table:style-name="Default" office:value-type="float" office:value="151.721523" calcext:value-type="float">
            <text:p>151.72152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2])=0; &quot;&quot;; &quot;Y&quot;)">
            <text:p/>
          </table:table-cell>
          <table:table-cell/>
          <table:table-cell table:formula="of:=IF(AND([.L52]=&quot;Y&quot;;OR([.J52]=&quot;&quot;; [.J52]=&quot;No&quot;)); &quot;Y&quot;; &quot;&quot;)">
            <text:p/>
          </table:table-cell>
          <table:table-cell table:formula="of:=IF(AND([.M52]=&quot;Y&quot;; [.K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747001" calcext:value-type="float">
            <text:p>-30.71747001</text:p>
          </table:table-cell>
          <table:table-cell table:style-name="Default" office:value-type="float" office:value="151.720253" calcext:value-type="float">
            <text:p>151.720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3])=0; &quot;&quot;; &quot;Y&quot;)">
            <text:p/>
          </table:table-cell>
          <table:table-cell/>
          <table:table-cell table:formula="of:=IF(AND([.L53]=&quot;Y&quot;;OR([.J53]=&quot;&quot;; [.J53]=&quot;No&quot;)); &quot;Y&quot;; &quot;&quot;)">
            <text:p/>
          </table:table-cell>
          <table:table-cell table:formula="of:=IF(AND([.M53]=&quot;Y&quot;; [.K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836897" calcext:value-type="float">
            <text:p>-30.71836897</text:p>
          </table:table-cell>
          <table:table-cell table:style-name="Default" office:value-type="float" office:value="151.721228" calcext:value-type="float">
            <text:p>151.7212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4])=0; &quot;&quot;; &quot;Y&quot;)">
            <text:p/>
          </table:table-cell>
          <table:table-cell/>
          <table:table-cell table:formula="of:=IF(AND([.L54]=&quot;Y&quot;;OR([.J54]=&quot;&quot;; [.J54]=&quot;No&quot;)); &quot;Y&quot;; &quot;&quot;)">
            <text:p/>
          </table:table-cell>
          <table:table-cell table:formula="of:=IF(AND([.M54]=&quot;Y&quot;; [.K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579" calcext:value-type="float">
            <text:p>-30.555579</text:p>
          </table:table-cell>
          <table:table-cell table:style-name="Default" office:value-type="float" office:value="151.906014" calcext:value-type="float">
            <text:p>151.9060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5])=0; &quot;&quot;; &quot;Y&quot;)">
            <text:p/>
          </table:table-cell>
          <table:table-cell/>
          <table:table-cell table:formula="of:=IF(AND([.L55]=&quot;Y&quot;;OR([.J55]=&quot;&quot;; [.J55]=&quot;No&quot;)); &quot;Y&quot;; &quot;&quot;)">
            <text:p/>
          </table:table-cell>
          <table:table-cell table:formula="of:=IF(AND([.M55]=&quot;Y&quot;; [.K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62198" calcext:value-type="float">
            <text:p>-30.57562198</text:p>
          </table:table-cell>
          <table:table-cell table:style-name="Default" office:value-type="float" office:value="151.902781" calcext:value-type="float">
            <text:p>151.9027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6])=0; &quot;&quot;; &quot;Y&quot;)">
            <text:p/>
          </table:table-cell>
          <table:table-cell/>
          <table:table-cell table:formula="of:=IF(AND([.L56]=&quot;Y&quot;;OR([.J56]=&quot;&quot;; [.J56]=&quot;No&quot;)); &quot;Y&quot;; &quot;&quot;)">
            <text:p/>
          </table:table-cell>
          <table:table-cell table:formula="of:=IF(AND([.M56]=&quot;Y&quot;; [.K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52103" calcext:value-type="float">
            <text:p>-30.55252103</text:p>
          </table:table-cell>
          <table:table-cell table:style-name="Default" office:value-type="float" office:value="151.89752" calcext:value-type="float">
            <text:p>151.89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7])=0; &quot;&quot;; &quot;Y&quot;)">
            <text:p/>
          </table:table-cell>
          <table:table-cell/>
          <table:table-cell table:formula="of:=IF(AND([.L57]=&quot;Y&quot;;OR([.J57]=&quot;&quot;; [.J57]=&quot;No&quot;)); &quot;Y&quot;; &quot;&quot;)">
            <text:p/>
          </table:table-cell>
          <table:table-cell table:formula="of:=IF(AND([.M57]=&quot;Y&quot;; [.K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4203" calcext:value-type="float">
            <text:p>-30.57504203</text:p>
          </table:table-cell>
          <table:table-cell table:style-name="Default" office:value-type="float" office:value="151.903307" calcext:value-type="float">
            <text:p>151.9033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8])=0; &quot;&quot;; &quot;Y&quot;)">
            <text:p/>
          </table:table-cell>
          <table:table-cell/>
          <table:table-cell table:formula="of:=IF(AND([.L58]=&quot;Y&quot;;OR([.J58]=&quot;&quot;; [.J58]=&quot;No&quot;)); &quot;Y&quot;; &quot;&quot;)">
            <text:p/>
          </table:table-cell>
          <table:table-cell table:formula="of:=IF(AND([.M58]=&quot;Y&quot;; [.K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24201" calcext:value-type="float">
            <text:p>-30.55624201</text:p>
          </table:table-cell>
          <table:table-cell table:style-name="Default" office:value-type="float" office:value="151.907689" calcext:value-type="float">
            <text:p>151.90768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9])=0; &quot;&quot;; &quot;Y&quot;)">
            <text:p/>
          </table:table-cell>
          <table:table-cell/>
          <table:table-cell table:formula="of:=IF(AND([.L59]=&quot;Y&quot;;OR([.J59]=&quot;&quot;; [.J59]=&quot;No&quot;)); &quot;Y&quot;; &quot;&quot;)">
            <text:p/>
          </table:table-cell>
          <table:table-cell table:formula="of:=IF(AND([.M59]=&quot;Y&quot;; [.K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02299" calcext:value-type="float">
            <text:p>-30.55602299</text:p>
          </table:table-cell>
          <table:table-cell table:style-name="Default" office:value-type="float" office:value="151.906232" calcext:value-type="float">
            <text:p>151.9062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0])=0; &quot;&quot;; &quot;Y&quot;)">
            <text:p/>
          </table:table-cell>
          <table:table-cell/>
          <table:table-cell table:formula="of:=IF(AND([.L60]=&quot;Y&quot;;OR([.J60]=&quot;&quot;; [.J60]=&quot;No&quot;)); &quot;Y&quot;; &quot;&quot;)">
            <text:p/>
          </table:table-cell>
          <table:table-cell table:formula="of:=IF(AND([.M60]=&quot;Y&quot;; [.K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438699" calcext:value-type="float">
            <text:p>-30.57438699</text:p>
          </table:table-cell>
          <table:table-cell table:style-name="Default" office:value-type="float" office:value="151.908147" calcext:value-type="float">
            <text:p>151.9081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1])=0; &quot;&quot;; &quot;Y&quot;)">
            <text:p/>
          </table:table-cell>
          <table:table-cell/>
          <table:table-cell table:formula="of:=IF(AND([.L61]=&quot;Y&quot;;OR([.J61]=&quot;&quot;; [.J61]=&quot;No&quot;)); &quot;Y&quot;; &quot;&quot;)">
            <text:p/>
          </table:table-cell>
          <table:table-cell table:formula="of:=IF(AND([.M61]=&quot;Y&quot;; [.K6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50899" calcext:value-type="float">
            <text:p>-30.57550899</text:p>
          </table:table-cell>
          <table:table-cell table:style-name="Default" office:value-type="float" office:value="151.904931" calcext:value-type="float">
            <text:p>151.904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2])=0; &quot;&quot;; &quot;Y&quot;)">
            <text:p/>
          </table:table-cell>
          <table:table-cell/>
          <table:table-cell table:formula="of:=IF(AND([.L62]=&quot;Y&quot;;OR([.J62]=&quot;&quot;; [.J62]=&quot;No&quot;)); &quot;Y&quot;; &quot;&quot;)">
            <text:p/>
          </table:table-cell>
          <table:table-cell table:formula="of:=IF(AND([.M62]=&quot;Y&quot;; [.K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183397" calcext:value-type="float">
            <text:p>-30.55183397</text:p>
          </table:table-cell>
          <table:table-cell table:style-name="Default" office:value-type="float" office:value="151.89709" calcext:value-type="float">
            <text:p>151.897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3])=0; &quot;&quot;; &quot;Y&quot;)">
            <text:p/>
          </table:table-cell>
          <table:table-cell/>
          <table:table-cell table:formula="of:=IF(AND([.L63]=&quot;Y&quot;;OR([.J63]=&quot;&quot;; [.J63]=&quot;No&quot;)); &quot;Y&quot;; &quot;&quot;)">
            <text:p/>
          </table:table-cell>
          <table:table-cell table:formula="of:=IF(AND([.M63]=&quot;Y&quot;; [.K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048" calcext:value-type="float">
            <text:p>-30.553048</text:p>
          </table:table-cell>
          <table:table-cell table:style-name="Default" office:value-type="float" office:value="151.898912" calcext:value-type="float">
            <text:p>151.8989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4])=0; &quot;&quot;; &quot;Y&quot;)">
            <text:p/>
          </table:table-cell>
          <table:table-cell/>
          <table:table-cell table:formula="of:=IF(AND([.L64]=&quot;Y&quot;;OR([.J64]=&quot;&quot;; [.J64]=&quot;No&quot;)); &quot;Y&quot;; &quot;&quot;)">
            <text:p/>
          </table:table-cell>
          <table:table-cell table:formula="of:=IF(AND([.M64]=&quot;Y&quot;; [.K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38596" calcext:value-type="float">
            <text:p>-30.55338596</text:p>
          </table:table-cell>
          <table:table-cell table:style-name="Default" office:value-type="float" office:value="151.898836" calcext:value-type="float">
            <text:p>151.8988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5])=0; &quot;&quot;; &quot;Y&quot;)">
            <text:p/>
          </table:table-cell>
          <table:table-cell/>
          <table:table-cell table:formula="of:=IF(AND([.L65]=&quot;Y&quot;;OR([.J65]=&quot;&quot;; [.J65]=&quot;No&quot;)); &quot;Y&quot;; &quot;&quot;)">
            <text:p/>
          </table:table-cell>
          <table:table-cell table:formula="of:=IF(AND([.M65]=&quot;Y&quot;; [.K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888" calcext:value-type="float">
            <text:p>-30.554888</text:p>
          </table:table-cell>
          <table:table-cell table:style-name="Default" office:value-type="float" office:value="151.904249" calcext:value-type="float">
            <text:p>151.9042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6])=0; &quot;&quot;; &quot;Y&quot;)">
            <text:p/>
          </table:table-cell>
          <table:table-cell/>
          <table:table-cell table:formula="of:=IF(AND([.L66]=&quot;Y&quot;;OR([.J66]=&quot;&quot;; [.J66]=&quot;No&quot;)); &quot;Y&quot;; &quot;&quot;)">
            <text:p/>
          </table:table-cell>
          <table:table-cell table:formula="of:=IF(AND([.M66]=&quot;Y&quot;; [.K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98104" calcext:value-type="float">
            <text:p>-30.55498104</text:p>
          </table:table-cell>
          <table:table-cell table:style-name="Default" office:value-type="float" office:value="151.904568" calcext:value-type="float">
            <text:p>151.9045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7])=0; &quot;&quot;; &quot;Y&quot;)">
            <text:p/>
          </table:table-cell>
          <table:table-cell/>
          <table:table-cell table:formula="of:=IF(AND([.L67]=&quot;Y&quot;;OR([.J67]=&quot;&quot;; [.J67]=&quot;No&quot;)); &quot;Y&quot;; &quot;&quot;)">
            <text:p/>
          </table:table-cell>
          <table:table-cell table:formula="of:=IF(AND([.M67]=&quot;Y&quot;; [.K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10098" calcext:value-type="float">
            <text:p>-30.55510098</text:p>
          </table:table-cell>
          <table:table-cell table:style-name="Default" office:value-type="float" office:value="151.90465" calcext:value-type="float">
            <text:p>151.904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8])=0; &quot;&quot;; &quot;Y&quot;)">
            <text:p/>
          </table:table-cell>
          <table:table-cell/>
          <table:table-cell table:formula="of:=IF(AND([.L68]=&quot;Y&quot;;OR([.J68]=&quot;&quot;; [.J68]=&quot;No&quot;)); &quot;Y&quot;; &quot;&quot;)">
            <text:p/>
          </table:table-cell>
          <table:table-cell table:formula="of:=IF(AND([.M68]=&quot;Y&quot;; [.K6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4799" calcext:value-type="float">
            <text:p>-30.55544799</text:p>
          </table:table-cell>
          <table:table-cell table:style-name="Default" office:value-type="float" office:value="151.905152" calcext:value-type="float">
            <text:p>151.9051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9])=0; &quot;&quot;; &quot;Y&quot;)">
            <text:p/>
          </table:table-cell>
          <table:table-cell/>
          <table:table-cell table:formula="of:=IF(AND([.L69]=&quot;Y&quot;;OR([.J69]=&quot;&quot;; [.J69]=&quot;No&quot;)); &quot;Y&quot;; &quot;&quot;)">
            <text:p/>
          </table:table-cell>
          <table:table-cell table:formula="of:=IF(AND([.M69]=&quot;Y&quot;; [.K6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1698" calcext:value-type="float">
            <text:p>-30.55311698</text:p>
          </table:table-cell>
          <table:table-cell table:style-name="Default" office:value-type="float" office:value="151.901967" calcext:value-type="float">
            <text:p>151.90196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0])=0; &quot;&quot;; &quot;Y&quot;)">
            <text:p/>
          </table:table-cell>
          <table:table-cell/>
          <table:table-cell table:formula="of:=IF(AND([.L70]=&quot;Y&quot;;OR([.J70]=&quot;&quot;; [.J70]=&quot;No&quot;)); &quot;Y&quot;; &quot;&quot;)">
            <text:p/>
          </table:table-cell>
          <table:table-cell table:formula="of:=IF(AND([.M70]=&quot;Y&quot;; [.K7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34" calcext:value-type="float">
            <text:p>-30.553134</text:p>
          </table:table-cell>
          <table:table-cell table:style-name="Default" office:value-type="float" office:value="151.900308" calcext:value-type="float">
            <text:p>151.9003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1])=0; &quot;&quot;; &quot;Y&quot;)">
            <text:p/>
          </table:table-cell>
          <table:table-cell/>
          <table:table-cell table:formula="of:=IF(AND([.L71]=&quot;Y&quot;;OR([.J71]=&quot;&quot;; [.J71]=&quot;No&quot;)); &quot;Y&quot;; &quot;&quot;)">
            <text:p/>
          </table:table-cell>
          <table:table-cell table:formula="of:=IF(AND([.M71]=&quot;Y&quot;; [.K7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624802" calcext:value-type="float">
            <text:p>-30.54624802</text:p>
          </table:table-cell>
          <table:table-cell table:style-name="Default" office:value-type="float" office:value="151.898194" calcext:value-type="float">
            <text:p>151.89819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2])=0; &quot;&quot;; &quot;Y&quot;)">
            <text:p/>
          </table:table-cell>
          <table:table-cell/>
          <table:table-cell table:formula="of:=IF(AND([.L72]=&quot;Y&quot;;OR([.J72]=&quot;&quot;; [.J72]=&quot;No&quot;)); &quot;Y&quot;; &quot;&quot;)">
            <text:p/>
          </table:table-cell>
          <table:table-cell table:formula="of:=IF(AND([.M72]=&quot;Y&quot;; [.K7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78701" calcext:value-type="float">
            <text:p>-30.54578701</text:p>
          </table:table-cell>
          <table:table-cell table:style-name="Default" office:value-type="float" office:value="151.897856" calcext:value-type="float">
            <text:p>151.8978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3])=0; &quot;&quot;; &quot;Y&quot;)">
            <text:p/>
          </table:table-cell>
          <table:table-cell/>
          <table:table-cell table:formula="of:=IF(AND([.L73]=&quot;Y&quot;;OR([.J73]=&quot;&quot;; [.J73]=&quot;No&quot;)); &quot;Y&quot;; &quot;&quot;)">
            <text:p/>
          </table:table-cell>
          <table:table-cell table:formula="of:=IF(AND([.M73]=&quot;Y&quot;; [.K7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58501" calcext:value-type="float">
            <text:p>-30.54558501</text:p>
          </table:table-cell>
          <table:table-cell table:style-name="Default" office:value-type="float" office:value="151.89878" calcext:value-type="float">
            <text:p>151.898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4])=0; &quot;&quot;; &quot;Y&quot;)">
            <text:p/>
          </table:table-cell>
          <table:table-cell/>
          <table:table-cell table:formula="of:=IF(AND([.L74]=&quot;Y&quot;;OR([.J74]=&quot;&quot;; [.J74]=&quot;No&quot;)); &quot;Y&quot;; &quot;&quot;)">
            <text:p/>
          </table:table-cell>
          <table:table-cell table:formula="of:=IF(AND([.M74]=&quot;Y&quot;; [.K7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0796" calcext:value-type="float">
            <text:p>-30.61480796</text:p>
          </table:table-cell>
          <table:table-cell table:style-name="Default" office:value-type="float" office:value="151.941578" calcext:value-type="float">
            <text:p>151.9415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5])=0; &quot;&quot;; &quot;Y&quot;)">
            <text:p/>
          </table:table-cell>
          <table:table-cell/>
          <table:table-cell table:formula="of:=IF(AND([.L75]=&quot;Y&quot;;OR([.J75]=&quot;&quot;; [.J75]=&quot;No&quot;)); &quot;Y&quot;; &quot;&quot;)">
            <text:p/>
          </table:table-cell>
          <table:table-cell table:formula="of:=IF(AND([.M75]=&quot;Y&quot;; [.K7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6102" calcext:value-type="float">
            <text:p>-30.61466102</text:p>
          </table:table-cell>
          <table:table-cell table:style-name="Default" office:value-type="float" office:value="151.941561" calcext:value-type="float">
            <text:p>151.94156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6])=0; &quot;&quot;; &quot;Y&quot;)">
            <text:p/>
          </table:table-cell>
          <table:table-cell/>
          <table:table-cell table:formula="of:=IF(AND([.L76]=&quot;Y&quot;;OR([.J76]=&quot;&quot;; [.J76]=&quot;No&quot;)); &quot;Y&quot;; &quot;&quot;)">
            <text:p/>
          </table:table-cell>
          <table:table-cell table:formula="of:=IF(AND([.M76]=&quot;Y&quot;; [.K7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9397" calcext:value-type="float">
            <text:p>-30.61459397</text:p>
          </table:table-cell>
          <table:table-cell table:style-name="Default" office:value-type="float" office:value="151.941559" calcext:value-type="float">
            <text:p>151.9415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7])=0; &quot;&quot;; &quot;Y&quot;)">
            <text:p/>
          </table:table-cell>
          <table:table-cell/>
          <table:table-cell table:formula="of:=IF(AND([.L77]=&quot;Y&quot;;OR([.J77]=&quot;&quot;; [.J77]=&quot;No&quot;)); &quot;Y&quot;; &quot;&quot;)">
            <text:p/>
          </table:table-cell>
          <table:table-cell table:formula="of:=IF(AND([.M77]=&quot;Y&quot;; [.K7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43" calcext:value-type="float">
            <text:p>-30.614643</text:p>
          </table:table-cell>
          <table:table-cell table:style-name="Default" office:value-type="float" office:value="151.94136" calcext:value-type="float">
            <text:p>151.94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8])=0; &quot;&quot;; &quot;Y&quot;)">
            <text:p/>
          </table:table-cell>
          <table:table-cell/>
          <table:table-cell table:formula="of:=IF(AND([.L78]=&quot;Y&quot;;OR([.J78]=&quot;&quot;; [.J78]=&quot;No&quot;)); &quot;Y&quot;; &quot;&quot;)">
            <text:p/>
          </table:table-cell>
          <table:table-cell table:formula="of:=IF(AND([.M78]=&quot;Y&quot;; [.K7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3597" calcext:value-type="float">
            <text:p>-30.61453597</text:p>
          </table:table-cell>
          <table:table-cell table:style-name="Default" office:value-type="float" office:value="151.941398" calcext:value-type="float">
            <text:p>151.9413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9])=0; &quot;&quot;; &quot;Y&quot;)">
            <text:p/>
          </table:table-cell>
          <table:table-cell/>
          <table:table-cell table:formula="of:=IF(AND([.L79]=&quot;Y&quot;;OR([.J79]=&quot;&quot;; [.J79]=&quot;No&quot;)); &quot;Y&quot;; &quot;&quot;)">
            <text:p/>
          </table:table-cell>
          <table:table-cell table:formula="of:=IF(AND([.M79]=&quot;Y&quot;; [.K7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33103" calcext:value-type="float">
            <text:p>-30.61433103</text:p>
          </table:table-cell>
          <table:table-cell table:style-name="Default" office:value-type="float" office:value="151.941375" calcext:value-type="float">
            <text:p>151.9413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0])=0; &quot;&quot;; &quot;Y&quot;)">
            <text:p/>
          </table:table-cell>
          <table:table-cell/>
          <table:table-cell table:formula="of:=IF(AND([.L80]=&quot;Y&quot;;OR([.J80]=&quot;&quot;; [.J80]=&quot;No&quot;)); &quot;Y&quot;; &quot;&quot;)">
            <text:p/>
          </table:table-cell>
          <table:table-cell table:formula="of:=IF(AND([.M80]=&quot;Y&quot;; [.K8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26599" calcext:value-type="float">
            <text:p>-30.61426599</text:p>
          </table:table-cell>
          <table:table-cell table:style-name="Default" office:value-type="float" office:value="151.941368" calcext:value-type="float">
            <text:p>151.9413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1])=0; &quot;&quot;; &quot;Y&quot;)">
            <text:p/>
          </table:table-cell>
          <table:table-cell/>
          <table:table-cell table:formula="of:=IF(AND([.L81]=&quot;Y&quot;;OR([.J81]=&quot;&quot;; [.J81]=&quot;No&quot;)); &quot;Y&quot;; &quot;&quot;)">
            <text:p/>
          </table:table-cell>
          <table:table-cell table:formula="of:=IF(AND([.M81]=&quot;Y&quot;; [.K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06801" calcext:value-type="float">
            <text:p>-30.61406801</text:p>
          </table:table-cell>
          <table:table-cell table:style-name="Default" office:value-type="float" office:value="151.941397" calcext:value-type="float">
            <text:p>151.9413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2])=0; &quot;&quot;; &quot;Y&quot;)">
            <text:p/>
          </table:table-cell>
          <table:table-cell/>
          <table:table-cell table:formula="of:=IF(AND([.L82]=&quot;Y&quot;;OR([.J82]=&quot;&quot;; [.J82]=&quot;No&quot;)); &quot;Y&quot;; &quot;&quot;)">
            <text:p/>
          </table:table-cell>
          <table:table-cell table:formula="of:=IF(AND([.M82]=&quot;Y&quot;; [.K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904" calcext:value-type="float">
            <text:p>-30.61487904</text:p>
          </table:table-cell>
          <table:table-cell table:style-name="Default" office:value-type="float" office:value="151.941041" calcext:value-type="float">
            <text:p>151.94104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3])=0; &quot;&quot;; &quot;Y&quot;)">
            <text:p/>
          </table:table-cell>
          <table:table-cell/>
          <table:table-cell table:formula="of:=IF(AND([.L83]=&quot;Y&quot;;OR([.J83]=&quot;&quot;; [.J83]=&quot;No&quot;)); &quot;Y&quot;; &quot;&quot;)">
            <text:p/>
          </table:table-cell>
          <table:table-cell table:formula="of:=IF(AND([.M83]=&quot;Y&quot;; [.K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602" calcext:value-type="float">
            <text:p>-30.61487602</text:p>
          </table:table-cell>
          <table:table-cell table:style-name="Default" office:value-type="float" office:value="151.940233" calcext:value-type="float">
            <text:p>151.9402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4])=0; &quot;&quot;; &quot;Y&quot;)">
            <text:p/>
          </table:table-cell>
          <table:table-cell/>
          <table:table-cell table:formula="of:=IF(AND([.L84]=&quot;Y&quot;;OR([.J84]=&quot;&quot;; [.J84]=&quot;No&quot;)); &quot;Y&quot;; &quot;&quot;)">
            <text:p/>
          </table:table-cell>
          <table:table-cell table:formula="of:=IF(AND([.M84]=&quot;Y&quot;; [.K8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77996" calcext:value-type="float">
            <text:p>-30.61477996</text:p>
          </table:table-cell>
          <table:table-cell table:style-name="Default" office:value-type="float" office:value="151.940809" calcext:value-type="float">
            <text:p>151.9408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5])=0; &quot;&quot;; &quot;Y&quot;)">
            <text:p/>
          </table:table-cell>
          <table:table-cell/>
          <table:table-cell table:formula="of:=IF(AND([.L85]=&quot;Y&quot;;OR([.J85]=&quot;&quot;; [.J85]=&quot;No&quot;)); &quot;Y&quot;; &quot;&quot;)">
            <text:p/>
          </table:table-cell>
          <table:table-cell table:formula="of:=IF(AND([.M85]=&quot;Y&quot;; [.K8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3303" calcext:value-type="float">
            <text:p>-30.61463303</text:p>
          </table:table-cell>
          <table:table-cell table:style-name="Default" office:value-type="float" office:value="151.941019" calcext:value-type="float">
            <text:p>151.94101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6])=0; &quot;&quot;; &quot;Y&quot;)">
            <text:p/>
          </table:table-cell>
          <table:table-cell/>
          <table:table-cell table:formula="of:=IF(AND([.L86]=&quot;Y&quot;;OR([.J86]=&quot;&quot;; [.J86]=&quot;No&quot;)); &quot;Y&quot;; &quot;&quot;)">
            <text:p/>
          </table:table-cell>
          <table:table-cell table:formula="of:=IF(AND([.M86]=&quot;Y&quot;; [.K8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91001" calcext:value-type="float">
            <text:p>-30.61391001</text:p>
          </table:table-cell>
          <table:table-cell table:style-name="Default" office:value-type="float" office:value="151.941021" calcext:value-type="float">
            <text:p>151.9410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7])=0; &quot;&quot;; &quot;Y&quot;)">
            <text:p/>
          </table:table-cell>
          <table:table-cell/>
          <table:table-cell table:formula="of:=IF(AND([.L87]=&quot;Y&quot;;OR([.J87]=&quot;&quot;; [.J87]=&quot;No&quot;)); &quot;Y&quot;; &quot;&quot;)">
            <text:p/>
          </table:table-cell>
          <table:table-cell table:formula="of:=IF(AND([.M87]=&quot;Y&quot;; [.K8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4896" calcext:value-type="float">
            <text:p>-30.61454896</text:p>
          </table:table-cell>
          <table:table-cell table:style-name="Default" office:value-type="float" office:value="151.941906" calcext:value-type="float">
            <text:p>151.9419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8])=0; &quot;&quot;; &quot;Y&quot;)">
            <text:p/>
          </table:table-cell>
          <table:table-cell/>
          <table:table-cell table:formula="of:=IF(AND([.L88]=&quot;Y&quot;;OR([.J88]=&quot;&quot;; [.J88]=&quot;No&quot;)); &quot;Y&quot;; &quot;&quot;)">
            <text:p/>
          </table:table-cell>
          <table:table-cell table:formula="of:=IF(AND([.M88]=&quot;Y&quot;; [.K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1502" calcext:value-type="float">
            <text:p>-30.61441502</text:p>
          </table:table-cell>
          <table:table-cell table:style-name="Default" office:value-type="float" office:value="151.942247" calcext:value-type="float">
            <text:p>151.9422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9])=0; &quot;&quot;; &quot;Y&quot;)">
            <text:p/>
          </table:table-cell>
          <table:table-cell/>
          <table:table-cell table:formula="of:=IF(AND([.L89]=&quot;Y&quot;;OR([.J89]=&quot;&quot;; [.J89]=&quot;No&quot;)); &quot;Y&quot;; &quot;&quot;)">
            <text:p/>
          </table:table-cell>
          <table:table-cell table:formula="of:=IF(AND([.M89]=&quot;Y&quot;; [.K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18502" calcext:value-type="float">
            <text:p>-30.61418502</text:p>
          </table:table-cell>
          <table:table-cell table:style-name="Default" office:value-type="float" office:value="151.942253" calcext:value-type="float">
            <text:p>151.942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0])=0; &quot;&quot;; &quot;Y&quot;)">
            <text:p/>
          </table:table-cell>
          <table:table-cell/>
          <table:table-cell table:formula="of:=IF(AND([.L90]=&quot;Y&quot;;OR([.J90]=&quot;&quot;; [.J90]=&quot;No&quot;)); &quot;Y&quot;; &quot;&quot;)">
            <text:p/>
          </table:table-cell>
          <table:table-cell table:formula="of:=IF(AND([.M90]=&quot;Y&quot;; [.K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8402" calcext:value-type="float">
            <text:p>-30.61388402</text:p>
          </table:table-cell>
          <table:table-cell table:style-name="Default" office:value-type="float" office:value="151.942521" calcext:value-type="float">
            <text:p>151.9425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1])=0; &quot;&quot;; &quot;Y&quot;)">
            <text:p/>
          </table:table-cell>
          <table:table-cell/>
          <table:table-cell table:formula="of:=IF(AND([.L91]=&quot;Y&quot;;OR([.J91]=&quot;&quot;; [.J91]=&quot;No&quot;)); &quot;Y&quot;; &quot;&quot;)">
            <text:p/>
          </table:table-cell>
          <table:table-cell table:formula="of:=IF(AND([.M91]=&quot;Y&quot;; [.K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7698" calcext:value-type="float">
            <text:p>-30.61387698</text:p>
          </table:table-cell>
          <table:table-cell table:style-name="Default" office:value-type="float" office:value="151.942828" calcext:value-type="float">
            <text:p>151.9428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2])=0; &quot;&quot;; &quot;Y&quot;)">
            <text:p/>
          </table:table-cell>
          <table:table-cell/>
          <table:table-cell table:formula="of:=IF(AND([.L92]=&quot;Y&quot;;OR([.J92]=&quot;&quot;; [.J92]=&quot;No&quot;)); &quot;Y&quot;; &quot;&quot;)">
            <text:p/>
          </table:table-cell>
          <table:table-cell table:formula="of:=IF(AND([.M92]=&quot;Y&quot;; [.K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8303" calcext:value-type="float">
            <text:p>-30.61348303</text:p>
          </table:table-cell>
          <table:table-cell table:style-name="Default" office:value-type="float" office:value="151.942816" calcext:value-type="float">
            <text:p>151.94281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3])=0; &quot;&quot;; &quot;Y&quot;)">
            <text:p/>
          </table:table-cell>
          <table:table-cell/>
          <table:table-cell table:formula="of:=IF(AND([.L93]=&quot;Y&quot;;OR([.J93]=&quot;&quot;; [.J93]=&quot;No&quot;)); &quot;Y&quot;; &quot;&quot;)">
            <text:p/>
          </table:table-cell>
          <table:table-cell table:formula="of:=IF(AND([.M93]=&quot;Y&quot;; [.K9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8898" calcext:value-type="float">
            <text:p>-30.61368898</text:p>
          </table:table-cell>
          <table:table-cell table:style-name="Default" office:value-type="float" office:value="151.942754" calcext:value-type="float">
            <text:p>151.9427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4])=0; &quot;&quot;; &quot;Y&quot;)">
            <text:p/>
          </table:table-cell>
          <table:table-cell/>
          <table:table-cell table:formula="of:=IF(AND([.L94]=&quot;Y&quot;;OR([.J94]=&quot;&quot;; [.J94]=&quot;No&quot;)); &quot;Y&quot;; &quot;&quot;)">
            <text:p/>
          </table:table-cell>
          <table:table-cell table:formula="of:=IF(AND([.M94]=&quot;Y&quot;; [.K9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6501" calcext:value-type="float">
            <text:p>-30.61346501</text:p>
          </table:table-cell>
          <table:table-cell table:style-name="Default" office:value-type="float" office:value="151.942117" calcext:value-type="float">
            <text:p>151.9421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5])=0; &quot;&quot;; &quot;Y&quot;)">
            <text:p/>
          </table:table-cell>
          <table:table-cell/>
          <table:table-cell table:formula="of:=IF(AND([.L95]=&quot;Y&quot;;OR([.J95]=&quot;&quot;; [.J95]=&quot;No&quot;)); &quot;Y&quot;; &quot;&quot;)">
            <text:p/>
          </table:table-cell>
          <table:table-cell table:formula="of:=IF(AND([.M95]=&quot;Y&quot;; [.K95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32" calcext:value-type="float">
            <text:p>-30.61332</text:p>
          </table:table-cell>
          <table:table-cell table:style-name="Default" office:value-type="float" office:value="151.942271" calcext:value-type="float">
            <text:p>151.9422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6])=0; &quot;&quot;; &quot;Y&quot;)">
            <text:p/>
          </table:table-cell>
          <table:table-cell/>
          <table:table-cell table:formula="of:=IF(AND([.L96]=&quot;Y&quot;;OR([.J96]=&quot;&quot;; [.J96]=&quot;No&quot;)); &quot;Y&quot;; &quot;&quot;)">
            <text:p/>
          </table:table-cell>
          <table:table-cell table:formula="of:=IF(AND([.M96]=&quot;Y&quot;; [.K96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2596" calcext:value-type="float">
            <text:p>-30.61312596</text:p>
          </table:table-cell>
          <table:table-cell table:style-name="Default" office:value-type="float" office:value="151.942215" calcext:value-type="float">
            <text:p>151.9422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7])=0; &quot;&quot;; &quot;Y&quot;)">
            <text:p/>
          </table:table-cell>
          <table:table-cell/>
          <table:table-cell table:formula="of:=IF(AND([.L97]=&quot;Y&quot;;OR([.J97]=&quot;&quot;; [.J97]=&quot;No&quot;)); &quot;Y&quot;; &quot;&quot;)">
            <text:p/>
          </table:table-cell>
          <table:table-cell table:formula="of:=IF(AND([.M97]=&quot;Y&quot;; [.K97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8204" calcext:value-type="float">
            <text:p>-30.61318204</text:p>
          </table:table-cell>
          <table:table-cell table:style-name="Default" office:value-type="float" office:value="151.942496" calcext:value-type="float">
            <text:p>151.94249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8])=0; &quot;&quot;; &quot;Y&quot;)">
            <text:p/>
          </table:table-cell>
          <table:table-cell/>
          <table:table-cell table:formula="of:=IF(AND([.L98]=&quot;Y&quot;;OR([.J98]=&quot;&quot;; [.J98]=&quot;No&quot;)); &quot;Y&quot;; &quot;&quot;)">
            <text:p/>
          </table:table-cell>
          <table:table-cell table:formula="of:=IF(AND([.M98]=&quot;Y&quot;; [.K98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6703" calcext:value-type="float">
            <text:p>-30.61316703</text:p>
          </table:table-cell>
          <table:table-cell table:style-name="Default" office:value-type="float" office:value="151.942752" calcext:value-type="float">
            <text:p>151.942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9])=0; &quot;&quot;; &quot;Y&quot;)">
            <text:p/>
          </table:table-cell>
          <table:table-cell/>
          <table:table-cell table:formula="of:=IF(AND([.L99]=&quot;Y&quot;;OR([.J99]=&quot;&quot;; [.J99]=&quot;No&quot;)); &quot;Y&quot;; &quot;&quot;)">
            <text:p/>
          </table:table-cell>
          <table:table-cell table:formula="of:=IF(AND([.M99]=&quot;Y&quot;; [.K9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1999" calcext:value-type="float">
            <text:p>-30.61361999</text:p>
          </table:table-cell>
          <table:table-cell table:style-name="Default" office:value-type="float" office:value="151.941874" calcext:value-type="float">
            <text:p>151.94187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0])=0; &quot;&quot;; &quot;Y&quot;)">
            <text:p/>
          </table:table-cell>
          <table:table-cell/>
          <table:table-cell table:formula="of:=IF(AND([.L100]=&quot;Y&quot;;OR([.J100]=&quot;&quot;; [.J100]=&quot;No&quot;)); &quot;Y&quot;; &quot;&quot;)">
            <text:p/>
          </table:table-cell>
          <table:table-cell table:formula="of:=IF(AND([.M100]=&quot;Y&quot;; [.K1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21297" calcext:value-type="float">
            <text:p>-30.61321297</text:p>
          </table:table-cell>
          <table:table-cell table:style-name="Default" office:value-type="float" office:value="151.943026" calcext:value-type="float">
            <text:p>151.94302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1])=0; &quot;&quot;; &quot;Y&quot;)">
            <text:p/>
          </table:table-cell>
          <table:table-cell/>
          <table:table-cell table:formula="of:=IF(AND([.L101]=&quot;Y&quot;;OR([.J101]=&quot;&quot;; [.J101]=&quot;No&quot;)); &quot;Y&quot;; &quot;&quot;)">
            <text:p/>
          </table:table-cell>
          <table:table-cell table:formula="of:=IF(AND([.M101]=&quot;Y&quot;; [.K1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1398" calcext:value-type="float">
            <text:p>-30.61311398</text:p>
          </table:table-cell>
          <table:table-cell table:style-name="Default" office:value-type="float" office:value="151.943455" calcext:value-type="float">
            <text:p>151.94345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2])=0; &quot;&quot;; &quot;Y&quot;)">
            <text:p/>
          </table:table-cell>
          <table:table-cell/>
          <table:table-cell table:formula="of:=IF(AND([.L102]=&quot;Y&quot;;OR([.J102]=&quot;&quot;; [.J102]=&quot;No&quot;)); &quot;Y&quot;; &quot;&quot;)">
            <text:p/>
          </table:table-cell>
          <table:table-cell table:formula="of:=IF(AND([.M102]=&quot;Y&quot;; [.K10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02203" calcext:value-type="float">
            <text:p>-30.61302203</text:p>
          </table:table-cell>
          <table:table-cell table:style-name="Default" office:value-type="float" office:value="151.943931" calcext:value-type="float">
            <text:p>151.943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3])=0; &quot;&quot;; &quot;Y&quot;)">
            <text:p/>
          </table:table-cell>
          <table:table-cell/>
          <table:table-cell table:formula="of:=IF(AND([.L103]=&quot;Y&quot;;OR([.J103]=&quot;&quot;; [.J103]=&quot;No&quot;)); &quot;Y&quot;; &quot;&quot;)">
            <text:p/>
          </table:table-cell>
          <table:table-cell table:formula="of:=IF(AND([.M103]=&quot;Y&quot;; [.K10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9204" calcext:value-type="float">
            <text:p>-30.61249204</text:p>
          </table:table-cell>
          <table:table-cell table:style-name="Default" office:value-type="float" office:value="151.942647" calcext:value-type="float">
            <text:p>151.9426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4])=0; &quot;&quot;; &quot;Y&quot;)">
            <text:p/>
          </table:table-cell>
          <table:table-cell/>
          <table:table-cell table:formula="of:=IF(AND([.L104]=&quot;Y&quot;;OR([.J104]=&quot;&quot;; [.J104]=&quot;No&quot;)); &quot;Y&quot;; &quot;&quot;)">
            <text:p/>
          </table:table-cell>
          <table:table-cell table:formula="of:=IF(AND([.M104]=&quot;Y&quot;; [.K10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27" calcext:value-type="float">
            <text:p>-30.612427</text:p>
          </table:table-cell>
          <table:table-cell table:style-name="Default" office:value-type="float" office:value="151.942411" calcext:value-type="float">
            <text:p>151.9424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5])=0; &quot;&quot;; &quot;Y&quot;)">
            <text:p/>
          </table:table-cell>
          <table:table-cell/>
          <table:table-cell table:formula="of:=IF(AND([.L105]=&quot;Y&quot;;OR([.J105]=&quot;&quot;; [.J105]=&quot;No&quot;)); &quot;Y&quot;; &quot;&quot;)">
            <text:p/>
          </table:table-cell>
          <table:table-cell table:formula="of:=IF(AND([.M105]=&quot;Y&quot;; [.K1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4904" calcext:value-type="float">
            <text:p>-30.61244904</text:p>
          </table:table-cell>
          <table:table-cell table:style-name="Default" office:value-type="float" office:value="151.941981" calcext:value-type="float">
            <text:p>151.9419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6])=0; &quot;&quot;; &quot;Y&quot;)">
            <text:p/>
          </table:table-cell>
          <table:table-cell/>
          <table:table-cell table:formula="of:=IF(AND([.L106]=&quot;Y&quot;;OR([.J106]=&quot;&quot;; [.J106]=&quot;No&quot;)); &quot;Y&quot;; &quot;&quot;)">
            <text:p/>
          </table:table-cell>
          <table:table-cell table:formula="of:=IF(AND([.M106]=&quot;Y&quot;; [.K1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94998" calcext:value-type="float">
            <text:p>-30.61194998</text:p>
          </table:table-cell>
          <table:table-cell table:style-name="Default" office:value-type="float" office:value="151.941887" calcext:value-type="float">
            <text:p>151.9418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7])=0; &quot;&quot;; &quot;Y&quot;)">
            <text:p/>
          </table:table-cell>
          <table:table-cell/>
          <table:table-cell table:formula="of:=IF(AND([.L107]=&quot;Y&quot;;OR([.J107]=&quot;&quot;; [.J107]=&quot;No&quot;)); &quot;Y&quot;; &quot;&quot;)">
            <text:p/>
          </table:table-cell>
          <table:table-cell table:formula="of:=IF(AND([.M107]=&quot;Y&quot;; [.K1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507" calcext:value-type="float">
            <text:p>-30.611507</text:p>
          </table:table-cell>
          <table:table-cell table:style-name="Default" office:value-type="float" office:value="151.942091" calcext:value-type="float">
            <text:p>151.942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8])=0; &quot;&quot;; &quot;Y&quot;)">
            <text:p/>
          </table:table-cell>
          <table:table-cell/>
          <table:table-cell table:formula="of:=IF(AND([.L108]=&quot;Y&quot;;OR([.J108]=&quot;&quot;; [.J108]=&quot;No&quot;)); &quot;Y&quot;; &quot;&quot;)">
            <text:p/>
          </table:table-cell>
          <table:table-cell table:formula="of:=IF(AND([.M108]=&quot;Y&quot;; [.K1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35998" calcext:value-type="float">
            <text:p>-30.61135998</text:p>
          </table:table-cell>
          <table:table-cell table:style-name="Default" office:value-type="float" office:value="151.942235" calcext:value-type="float">
            <text:p>151.94223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9])=0; &quot;&quot;; &quot;Y&quot;)">
            <text:p/>
          </table:table-cell>
          <table:table-cell/>
          <table:table-cell table:formula="of:=IF(AND([.L109]=&quot;Y&quot;;OR([.J109]=&quot;&quot;; [.J109]=&quot;No&quot;)); &quot;Y&quot;; &quot;&quot;)">
            <text:p/>
          </table:table-cell>
          <table:table-cell table:formula="of:=IF(AND([.M109]=&quot;Y&quot;; [.K109]=&quot;&quot;); &quot;Y&quot;; &quot;&quot;)">
            <text:p/>
          </table:table-cell>
          <table:table-cell table:number-columns-repeated="1010"/>
        </table:table-row>
        <table:table-row table:style-name="ro3">
          <table:table-cell table:style-name="Default" office:value-type="string" calcext:value-type="string">
            <text:p>TLC88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01699" calcext:value-type="float">
            <text:p>-30.61101699</text:p>
          </table:table-cell>
          <table:table-cell table:style-name="Default" office:value-type="float" office:value="151.941664" calcext:value-type="float">
            <text:p>151.9416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0])=0; &quot;&quot;; &quot;Y&quot;)">
            <text:p/>
          </table:table-cell>
          <table:table-cell/>
          <table:table-cell table:formula="of:=IF(AND([.L110]=&quot;Y&quot;;OR([.J110]=&quot;&quot;; [.J110]=&quot;No&quot;)); &quot;Y&quot;; &quot;&quot;)">
            <text:p/>
          </table:table-cell>
          <table:table-cell table:formula="of:=IF(AND([.M110]=&quot;Y&quot;; [.K1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030101" calcext:value-type="float">
            <text:p>-30.61030101</text:p>
          </table:table-cell>
          <table:table-cell table:style-name="Default" office:value-type="float" office:value="151.942406" calcext:value-type="float">
            <text:p>151.9424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1])=0; &quot;&quot;; &quot;Y&quot;)">
            <text:p/>
          </table:table-cell>
          <table:table-cell/>
          <table:table-cell table:formula="of:=IF(AND([.L111]=&quot;Y&quot;;OR([.J111]=&quot;&quot;; [.J111]=&quot;No&quot;)); &quot;Y&quot;; &quot;&quot;)">
            <text:p/>
          </table:table-cell>
          <table:table-cell table:formula="of:=IF(AND([.M111]=&quot;Y&quot;; [.K1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78401" calcext:value-type="float">
            <text:p>-30.60978401</text:p>
          </table:table-cell>
          <table:table-cell table:style-name="Default" office:value-type="float" office:value="151.942063" calcext:value-type="float">
            <text:p>151.942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2])=0; &quot;&quot;; &quot;Y&quot;)">
            <text:p/>
          </table:table-cell>
          <table:table-cell/>
          <table:table-cell table:formula="of:=IF(AND([.L112]=&quot;Y&quot;;OR([.J112]=&quot;&quot;; [.J112]=&quot;No&quot;)); &quot;Y&quot;; &quot;&quot;)">
            <text:p/>
          </table:table-cell>
          <table:table-cell table:formula="of:=IF(AND([.M112]=&quot;Y&quot;; [.K1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56701" calcext:value-type="float">
            <text:p>-30.60956701</text:p>
          </table:table-cell>
          <table:table-cell table:style-name="Default" office:value-type="float" office:value="151.942258" calcext:value-type="float">
            <text:p>151.94225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3])=0; &quot;&quot;; &quot;Y&quot;)">
            <text:p/>
          </table:table-cell>
          <table:table-cell/>
          <table:table-cell table:formula="of:=IF(AND([.L113]=&quot;Y&quot;;OR([.J113]=&quot;&quot;; [.J113]=&quot;No&quot;)); &quot;Y&quot;; &quot;&quot;)">
            <text:p/>
          </table:table-cell>
          <table:table-cell table:formula="of:=IF(AND([.M113]=&quot;Y&quot;; [.K1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489" calcext:value-type="float">
            <text:p>-30.604489</text:p>
          </table:table-cell>
          <table:table-cell table:style-name="Default" office:value-type="float" office:value="151.947207" calcext:value-type="float">
            <text:p>151.9472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4])=0; &quot;&quot;; &quot;Y&quot;)">
            <text:p/>
          </table:table-cell>
          <table:table-cell/>
          <table:table-cell table:formula="of:=IF(AND([.L114]=&quot;Y&quot;;OR([.J114]=&quot;&quot;; [.J114]=&quot;No&quot;)); &quot;Y&quot;; &quot;&quot;)">
            <text:p/>
          </table:table-cell>
          <table:table-cell table:formula="of:=IF(AND([.M114]=&quot;Y&quot;; [.K1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6503" calcext:value-type="float">
            <text:p>-30.60436503</text:p>
          </table:table-cell>
          <table:table-cell table:style-name="Default" office:value-type="float" office:value="151.947299" calcext:value-type="float">
            <text:p>151.947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5])=0; &quot;&quot;; &quot;Y&quot;)">
            <text:p/>
          </table:table-cell>
          <table:table-cell/>
          <table:table-cell table:formula="of:=IF(AND([.L115]=&quot;Y&quot;;OR([.J115]=&quot;&quot;; [.J115]=&quot;No&quot;)); &quot;Y&quot;; &quot;&quot;)">
            <text:p/>
          </table:table-cell>
          <table:table-cell table:formula="of:=IF(AND([.M115]=&quot;Y&quot;; [.K1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2496" calcext:value-type="float">
            <text:p>-30.60432496</text:p>
          </table:table-cell>
          <table:table-cell table:style-name="Default" office:value-type="float" office:value="151.947418" calcext:value-type="float">
            <text:p>151.9474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6])=0; &quot;&quot;; &quot;Y&quot;)">
            <text:p/>
          </table:table-cell>
          <table:table-cell/>
          <table:table-cell table:formula="of:=IF(AND([.L116]=&quot;Y&quot;;OR([.J116]=&quot;&quot;; [.J116]=&quot;No&quot;)); &quot;Y&quot;; &quot;&quot;)">
            <text:p/>
          </table:table-cell>
          <table:table-cell table:formula="of:=IF(AND([.M116]=&quot;Y&quot;; [.K1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76199" calcext:value-type="float">
            <text:p>-30.60276199</text:p>
          </table:table-cell>
          <table:table-cell table:style-name="Default" office:value-type="float" office:value="151.950684" calcext:value-type="float">
            <text:p>151.950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7])=0; &quot;&quot;; &quot;Y&quot;)">
            <text:p/>
          </table:table-cell>
          <table:table-cell/>
          <table:table-cell table:formula="of:=IF(AND([.L117]=&quot;Y&quot;;OR([.J117]=&quot;&quot;; [.J117]=&quot;No&quot;)); &quot;Y&quot;; &quot;&quot;)">
            <text:p/>
          </table:table-cell>
          <table:table-cell table:formula="of:=IF(AND([.M117]=&quot;Y&quot;; [.K1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51699" calcext:value-type="float">
            <text:p>-30.60251699</text:p>
          </table:table-cell>
          <table:table-cell table:style-name="Default" office:value-type="float" office:value="151.951738" calcext:value-type="float">
            <text:p>151.95173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8])=0; &quot;&quot;; &quot;Y&quot;)">
            <text:p/>
          </table:table-cell>
          <table:table-cell/>
          <table:table-cell table:formula="of:=IF(AND([.L118]=&quot;Y&quot;;OR([.J118]=&quot;&quot;; [.J118]=&quot;No&quot;)); &quot;Y&quot;; &quot;&quot;)">
            <text:p/>
          </table:table-cell>
          <table:table-cell table:formula="of:=IF(AND([.M118]=&quot;Y&quot;; [.K1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24203" calcext:value-type="float">
            <text:p>-30.67624203</text:p>
          </table:table-cell>
          <table:table-cell table:style-name="Default" office:value-type="float" office:value="151.74434" calcext:value-type="float">
            <text:p>151.744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9])=0; &quot;&quot;; &quot;Y&quot;)">
            <text:p/>
          </table:table-cell>
          <table:table-cell/>
          <table:table-cell table:formula="of:=IF(AND([.L119]=&quot;Y&quot;;OR([.J119]=&quot;&quot;; [.J119]=&quot;No&quot;)); &quot;Y&quot;; &quot;&quot;)">
            <text:p/>
          </table:table-cell>
          <table:table-cell table:formula="of:=IF(AND([.M119]=&quot;Y&quot;; [.K1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37798" calcext:value-type="float">
            <text:p>-30.67637798</text:p>
          </table:table-cell>
          <table:table-cell table:style-name="Default" office:value-type="float" office:value="151.744317" calcext:value-type="float">
            <text:p>151.7443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0])=0; &quot;&quot;; &quot;Y&quot;)">
            <text:p/>
          </table:table-cell>
          <table:table-cell/>
          <table:table-cell table:formula="of:=IF(AND([.L120]=&quot;Y&quot;;OR([.J120]=&quot;&quot;; [.J120]=&quot;No&quot;)); &quot;Y&quot;; &quot;&quot;)">
            <text:p/>
          </table:table-cell>
          <table:table-cell table:formula="of:=IF(AND([.M120]=&quot;Y&quot;; [.K1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576099" calcext:value-type="float">
            <text:p>-30.67576099</text:p>
          </table:table-cell>
          <table:table-cell table:style-name="Default" office:value-type="float" office:value="151.742332" calcext:value-type="float">
            <text:p>151.7423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1])=0; &quot;&quot;; &quot;Y&quot;)">
            <text:p/>
          </table:table-cell>
          <table:table-cell/>
          <table:table-cell table:formula="of:=IF(AND([.L121]=&quot;Y&quot;;OR([.J121]=&quot;&quot;; [.J121]=&quot;No&quot;)); &quot;Y&quot;; &quot;&quot;)">
            <text:p/>
          </table:table-cell>
          <table:table-cell table:formula="of:=IF(AND([.M121]=&quot;Y&quot;; [.K1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1696" calcext:value-type="float">
            <text:p>-30.69581696</text:p>
          </table:table-cell>
          <table:table-cell table:style-name="Default" office:value-type="float" office:value="151.791648" calcext:value-type="float">
            <text:p>151.7916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2])=0; &quot;&quot;; &quot;Y&quot;)">
            <text:p/>
          </table:table-cell>
          <table:table-cell/>
          <table:table-cell table:formula="of:=IF(AND([.L122]=&quot;Y&quot;;OR([.J122]=&quot;&quot;; [.J122]=&quot;No&quot;)); &quot;Y&quot;; &quot;&quot;)">
            <text:p/>
          </table:table-cell>
          <table:table-cell table:formula="of:=IF(AND([.M122]=&quot;Y&quot;; [.K1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74697" calcext:value-type="float">
            <text:p>-30.69574697</text:p>
          </table:table-cell>
          <table:table-cell table:style-name="Default" office:value-type="float" office:value="151.791598" calcext:value-type="float">
            <text:p>151.7915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3])=0; &quot;&quot;; &quot;Y&quot;)">
            <text:p/>
          </table:table-cell>
          <table:table-cell/>
          <table:table-cell table:formula="of:=IF(AND([.L123]=&quot;Y&quot;;OR([.J123]=&quot;&quot;; [.J123]=&quot;No&quot;)); &quot;Y&quot;; &quot;&quot;)">
            <text:p/>
          </table:table-cell>
          <table:table-cell table:formula="of:=IF(AND([.M123]=&quot;Y&quot;; [.K1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82" calcext:value-type="float">
            <text:p>-30.695882</text:p>
          </table:table-cell>
          <table:table-cell table:style-name="Default" office:value-type="float" office:value="151.791756" calcext:value-type="float">
            <text:p>151.7917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4])=0; &quot;&quot;; &quot;Y&quot;)">
            <text:p/>
          </table:table-cell>
          <table:table-cell/>
          <table:table-cell table:formula="of:=IF(AND([.L124]=&quot;Y&quot;;OR([.J124]=&quot;&quot;; [.J124]=&quot;No&quot;)); &quot;Y&quot;; &quot;&quot;)">
            <text:p/>
          </table:table-cell>
          <table:table-cell table:formula="of:=IF(AND([.M124]=&quot;Y&quot;; [.K1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82" calcext:value-type="float">
            <text:p>-29.84982</text:p>
          </table:table-cell>
          <table:table-cell table:style-name="Default" office:value-type="float" office:value="152.00136" calcext:value-type="float">
            <text:p>152.00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5]=&quot;Y&quot;;OR([.J125]=&quot;&quot;; [.J125]=&quot;No&quot;)); &quot;Y&quot;; &quot;&quot;)" office:value-type="string" office:string-value="Y" calcext:value-type="string">
            <text:p>Y</text:p>
          </table:table-cell>
          <table:table-cell table:formula="of:=IF(AND([.M125]=&quot;Y&quot;; [.K1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45" calcext:value-type="float">
            <text:p>-29.850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6]=&quot;Y&quot;;OR([.J126]=&quot;&quot;; [.J126]=&quot;No&quot;)); &quot;Y&quot;; &quot;&quot;)" office:value-type="string" office:string-value="Y" calcext:value-type="string">
            <text:p>Y</text:p>
          </table:table-cell>
          <table:table-cell table:formula="of:=IF(AND([.M126]=&quot;Y&quot;; [.K1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6" calcext:value-type="float">
            <text:p>-30.5176</text:p>
          </table:table-cell>
          <table:table-cell table:style-name="Default" office:value-type="float" office:value="151.97227" calcext:value-type="float">
            <text:p>151.97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2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7]=&quot;Y&quot;;OR([.J127]=&quot;&quot;; [.J127]=&quot;No&quot;)); &quot;Y&quot;; &quot;&quot;)" office:value-type="string" office:string-value="Y" calcext:value-type="string">
            <text:p>Y</text:p>
          </table:table-cell>
          <table:table-cell table:formula="of:=IF(AND([.M127]=&quot;Y&quot;; [.K1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58" calcext:value-type="float">
            <text:p>-30.51758</text:p>
          </table:table-cell>
          <table:table-cell table:style-name="Default" office:value-type="float" office:value="151.97237" calcext:value-type="float">
            <text:p>151.972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8]=&quot;Y&quot;;OR([.J128]=&quot;&quot;; [.J128]=&quot;No&quot;)); &quot;Y&quot;; &quot;&quot;)" office:value-type="string" office:string-value="Y" calcext:value-type="string">
            <text:p>Y</text:p>
          </table:table-cell>
          <table:table-cell table:formula="of:=IF(AND([.M128]=&quot;Y&quot;; [.K1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4" calcext:value-type="float">
            <text:p>-30.51734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9]=&quot;Y&quot;;OR([.J129]=&quot;&quot;; [.J129]=&quot;No&quot;)); &quot;Y&quot;; &quot;&quot;)" office:value-type="string" office:string-value="Y" calcext:value-type="string">
            <text:p>Y</text:p>
          </table:table-cell>
          <table:table-cell table:formula="of:=IF(AND([.M129]=&quot;Y&quot;; [.K1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23" calcext:value-type="float">
            <text:p>-30.51723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0]=&quot;Y&quot;;OR([.J130]=&quot;&quot;; [.J130]=&quot;No&quot;)); &quot;Y&quot;; &quot;&quot;)" office:value-type="string" office:string-value="Y" calcext:value-type="string">
            <text:p>Y</text:p>
          </table:table-cell>
          <table:table-cell table:formula="of:=IF(AND([.M130]=&quot;Y&quot;; [.K13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" calcext:value-type="float">
            <text:p>-30.5173</text:p>
          </table:table-cell>
          <table:table-cell table:style-name="Default" office:value-type="float" office:value="151.97264" calcext:value-type="float">
            <text:p>151.972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1]=&quot;Y&quot;;OR([.J131]=&quot;&quot;; [.J131]=&quot;No&quot;)); &quot;Y&quot;; &quot;&quot;)" office:value-type="string" office:string-value="Y" calcext:value-type="string">
            <text:p>Y</text:p>
          </table:table-cell>
          <table:table-cell table:formula="of:=IF(AND([.M131]=&quot;Y&quot;; [.K13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1" calcext:value-type="float">
            <text:p>-29.85121</text:p>
          </table:table-cell>
          <table:table-cell table:style-name="Default" office:value-type="float" office:value="152.00075" calcext:value-type="float">
            <text:p>152.0007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13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2]=&quot;Y&quot;;OR([.J132]=&quot;&quot;; [.J132]=&quot;No&quot;)); &quot;Y&quot;; &quot;&quot;)" office:value-type="string" office:string-value="Y" calcext:value-type="string">
            <text:p>Y</text:p>
          </table:table-cell>
          <table:table-cell table:formula="of:=IF(AND([.M132]=&quot;Y&quot;; [.K13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6" calcext:value-type="float">
            <text:p>-29.84946</text:p>
          </table:table-cell>
          <table:table-cell table:style-name="Default" office:value-type="float" office:value="152.00108" calcext:value-type="float">
            <text:p>152.001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13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3]=&quot;Y&quot;;OR([.J133]=&quot;&quot;; [.J133]=&quot;No&quot;)); &quot;Y&quot;; &quot;&quot;)" office:value-type="string" office:string-value="Y" calcext:value-type="string">
            <text:p>Y</text:p>
          </table:table-cell>
          <table:table-cell table:formula="of:=IF(AND([.M133]=&quot;Y&quot;; [.K13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5" calcext:value-type="float">
            <text:p>-29.849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13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4]=&quot;Y&quot;;OR([.J134]=&quot;&quot;; [.J134]=&quot;No&quot;)); &quot;Y&quot;; &quot;&quot;)" office:value-type="string" office:string-value="Y" calcext:value-type="string">
            <text:p>Y</text:p>
          </table:table-cell>
          <table:table-cell table:formula="of:=IF(AND([.M134]=&quot;Y&quot;; [.K13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75" calcext:value-type="float">
            <text:p>-29.85075</text:p>
          </table:table-cell>
          <table:table-cell table:style-name="Default" office:value-type="float" office:value="152.0011" calcext:value-type="float">
            <text:p>152.00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5])=0; &quot;&quot;; &quot;Y&quot;)" office:value-type="string" office:string-value="Y" calcext:value-type="string">
            <text:p>Y</text:p>
          </table:table-cell>
          <table:table-cell/>
          <table:table-cell table:formula="of:=IF(AND([.L135]=&quot;Y&quot;;OR([.J135]=&quot;&quot;; [.J135]=&quot;No&quot;)); &quot;Y&quot;; &quot;&quot;)">
            <text:p/>
          </table:table-cell>
          <table:table-cell table:formula="of:=IF(AND([.M135]=&quot;Y&quot;; [.K13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" calcext:value-type="float">
            <text:p>-29.8494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6])=0; &quot;&quot;; &quot;Y&quot;)" office:value-type="string" office:string-value="Y" calcext:value-type="string">
            <text:p>Y</text:p>
          </table:table-cell>
          <table:table-cell/>
          <table:table-cell table:formula="of:=IF(AND([.L136]=&quot;Y&quot;;OR([.J136]=&quot;&quot;; [.J136]=&quot;No&quot;)); &quot;Y&quot;; &quot;&quot;)">
            <text:p/>
          </table:table-cell>
          <table:table-cell table:formula="of:=IF(AND([.M136]=&quot;Y&quot;; [.K1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33" calcext:value-type="float">
            <text:p>-29.84933</text:p>
          </table:table-cell>
          <table:table-cell table:style-name="Default" office:value-type="float" office:value="152.00099" calcext:value-type="float">
            <text:p>152.000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37])=0; &quot;&quot;; &quot;Y&quot;)" office:value-type="string" office:string-value="Y" calcext:value-type="string">
            <text:p>Y</text:p>
          </table:table-cell>
          <table:table-cell/>
          <table:table-cell table:formula="of:=IF(AND([.L137]=&quot;Y&quot;;OR([.J137]=&quot;&quot;; [.J137]=&quot;No&quot;)); &quot;Y&quot;; &quot;&quot;)">
            <text:p/>
          </table:table-cell>
          <table:table-cell table:formula="of:=IF(AND([.M137]=&quot;Y&quot;; [.K13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" calcext:value-type="float">
            <text:p>-29.849</text:p>
          </table:table-cell>
          <table:table-cell table:style-name="Default" office:value-type="float" office:value="152.00549" calcext:value-type="float">
            <text:p>152.005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8])=0; &quot;&quot;; &quot;Y&quot;)" office:value-type="string" office:string-value="Y" calcext:value-type="string">
            <text:p>Y</text:p>
          </table:table-cell>
          <table:table-cell/>
          <table:table-cell table:formula="of:=IF(AND([.L138]=&quot;Y&quot;;OR([.J138]=&quot;&quot;; [.J138]=&quot;No&quot;)); &quot;Y&quot;; &quot;&quot;)">
            <text:p/>
          </table:table-cell>
          <table:table-cell table:formula="of:=IF(AND([.M138]=&quot;Y&quot;; [.K13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4" calcext:value-type="float">
            <text:p>-30.51714</text:p>
          </table:table-cell>
          <table:table-cell table:style-name="Default" office:value-type="float" office:value="151.97287" calcext:value-type="float">
            <text:p>151.972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9])=0; &quot;&quot;; &quot;Y&quot;)" office:value-type="string" office:string-value="Y" calcext:value-type="string">
            <text:p>Y</text:p>
          </table:table-cell>
          <table:table-cell/>
          <table:table-cell table:formula="of:=IF(AND([.L139]=&quot;Y&quot;;OR([.J139]=&quot;&quot;; [.J139]=&quot;No&quot;)); &quot;Y&quot;; &quot;&quot;)">
            <text:p/>
          </table:table-cell>
          <table:table-cell table:formula="of:=IF(AND([.M139]=&quot;Y&quot;; [.K13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0])=0; &quot;&quot;; &quot;Y&quot;)">
            <text:p/>
          </table:table-cell>
          <table:table-cell/>
          <table:table-cell table:formula="of:=IF(AND([.L140]=&quot;Y&quot;;OR([.J140]=&quot;&quot;; [.J140]=&quot;No&quot;)); &quot;Y&quot;; &quot;&quot;)">
            <text:p/>
          </table:table-cell>
          <table:table-cell table:formula="of:=IF(AND([.M140]=&quot;Y&quot;; [.K14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1])=0; &quot;&quot;; &quot;Y&quot;)">
            <text:p/>
          </table:table-cell>
          <table:table-cell/>
          <table:table-cell table:formula="of:=IF(AND([.L141]=&quot;Y&quot;;OR([.J141]=&quot;&quot;; [.J141]=&quot;No&quot;)); &quot;Y&quot;; &quot;&quot;)">
            <text:p/>
          </table:table-cell>
          <table:table-cell table:formula="of:=IF(AND([.M141]=&quot;Y&quot;; [.K14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2])=0; &quot;&quot;; &quot;Y&quot;)">
            <text:p/>
          </table:table-cell>
          <table:table-cell/>
          <table:table-cell table:formula="of:=IF(AND([.L142]=&quot;Y&quot;;OR([.J142]=&quot;&quot;; [.J142]=&quot;No&quot;)); &quot;Y&quot;; &quot;&quot;)">
            <text:p/>
          </table:table-cell>
          <table:table-cell table:formula="of:=IF(AND([.M142]=&quot;Y&quot;; [.K1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3])=0; &quot;&quot;; &quot;Y&quot;)">
            <text:p/>
          </table:table-cell>
          <table:table-cell/>
          <table:table-cell table:formula="of:=IF(AND([.L143]=&quot;Y&quot;;OR([.J143]=&quot;&quot;; [.J143]=&quot;No&quot;)); &quot;Y&quot;; &quot;&quot;)">
            <text:p/>
          </table:table-cell>
          <table:table-cell table:formula="of:=IF(AND([.M143]=&quot;Y&quot;; [.K14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4])=0; &quot;&quot;; &quot;Y&quot;)">
            <text:p/>
          </table:table-cell>
          <table:table-cell/>
          <table:table-cell table:formula="of:=IF(AND([.L144]=&quot;Y&quot;;OR([.J144]=&quot;&quot;; [.J144]=&quot;No&quot;)); &quot;Y&quot;; &quot;&quot;)">
            <text:p/>
          </table:table-cell>
          <table:table-cell table:formula="of:=IF(AND([.M144]=&quot;Y&quot;; [.K14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45]=&quot;Y&quot;;OR([.J145]=&quot;&quot;; [.J145]=&quot;No&quot;)); &quot;Y&quot;; &quot;&quot;)">
            <text:p/>
          </table:table-cell>
          <table:table-cell table:formula="of:=IF(AND([.M145]=&quot;Y&quot;; [.K14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6])=0; &quot;&quot;; &quot;Y&quot;)">
            <text:p/>
          </table:table-cell>
          <table:table-cell/>
          <table:table-cell table:formula="of:=IF(AND([.L146]=&quot;Y&quot;;OR([.J146]=&quot;&quot;; [.J146]=&quot;No&quot;)); &quot;Y&quot;; &quot;&quot;)">
            <text:p/>
          </table:table-cell>
          <table:table-cell table:formula="of:=IF(AND([.M146]=&quot;Y&quot;; [.K14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7])=0; &quot;&quot;; &quot;Y&quot;)">
            <text:p/>
          </table:table-cell>
          <table:table-cell/>
          <table:table-cell table:formula="of:=IF(AND([.L147]=&quot;Y&quot;;OR([.J147]=&quot;&quot;; [.J147]=&quot;No&quot;)); &quot;Y&quot;; &quot;&quot;)">
            <text:p/>
          </table:table-cell>
          <table:table-cell table:formula="of:=IF(AND([.M147]=&quot;Y&quot;; [.K14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8])=0; &quot;&quot;; &quot;Y&quot;)">
            <text:p/>
          </table:table-cell>
          <table:table-cell/>
          <table:table-cell table:formula="of:=IF(AND([.L148]=&quot;Y&quot;;OR([.J148]=&quot;&quot;; [.J148]=&quot;No&quot;)); &quot;Y&quot;; &quot;&quot;)">
            <text:p/>
          </table:table-cell>
          <table:table-cell table:formula="of:=IF(AND([.M148]=&quot;Y&quot;; [.K14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9])=0; &quot;&quot;; &quot;Y&quot;)">
            <text:p/>
          </table:table-cell>
          <table:table-cell/>
          <table:table-cell table:formula="of:=IF(AND([.L149]=&quot;Y&quot;;OR([.J149]=&quot;&quot;; [.J149]=&quot;No&quot;)); &quot;Y&quot;; &quot;&quot;)">
            <text:p/>
          </table:table-cell>
          <table:table-cell table:formula="of:=IF(AND([.M149]=&quot;Y&quot;; [.K14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0]=&quot;Y&quot;;OR([.J150]=&quot;&quot;; [.J150]=&quot;No&quot;)); &quot;Y&quot;; &quot;&quot;)">
            <text:p/>
          </table:table-cell>
          <table:table-cell table:formula="of:=IF(AND([.M150]=&quot;Y&quot;; [.K15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6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67" calcext:value-type="float">
            <text:p>-30.65167</text:p>
          </table:table-cell>
          <table:table-cell table:style-name="Default" office:value-type="float" office:value="150.87812" calcext:value-type="float">
            <text:p>150.87812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1])=0; &quot;&quot;; &quot;Y&quot;)">
            <text:p/>
          </table:table-cell>
          <table:table-cell/>
          <table:table-cell table:formula="of:=IF(AND([.L151]=&quot;Y&quot;;OR([.J151]=&quot;&quot;; [.J151]=&quot;No&quot;)); &quot;Y&quot;; &quot;&quot;)">
            <text:p/>
          </table:table-cell>
          <table:table-cell table:formula="of:=IF(AND([.M151]=&quot;Y&quot;; [.K15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7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9" calcext:value-type="float">
            <text:p>-30.6519</text:p>
          </table:table-cell>
          <table:table-cell table:style-name="Default" office:value-type="float" office:value="150.87828" calcext:value-type="float">
            <text:p>150.87828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2]=&quot;Y&quot;;OR([.J152]=&quot;&quot;; [.J152]=&quot;No&quot;)); &quot;Y&quot;; &quot;&quot;)">
            <text:p/>
          </table:table-cell>
          <table:table-cell table:formula="of:=IF(AND([.M152]=&quot;Y&quot;; [.K1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3])=0; &quot;&quot;; &quot;Y&quot;)">
            <text:p/>
          </table:table-cell>
          <table:table-cell/>
          <table:table-cell table:formula="of:=IF(AND([.L153]=&quot;Y&quot;;OR([.J153]=&quot;&quot;; [.J153]=&quot;No&quot;)); &quot;Y&quot;; &quot;&quot;)">
            <text:p/>
          </table:table-cell>
          <table:table-cell table:formula="of:=IF(AND([.M153]=&quot;Y&quot;; [.K1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4])=0; &quot;&quot;; &quot;Y&quot;)">
            <text:p/>
          </table:table-cell>
          <table:table-cell/>
          <table:table-cell table:formula="of:=IF(AND([.L154]=&quot;Y&quot;;OR([.J154]=&quot;&quot;; [.J154]=&quot;No&quot;)); &quot;Y&quot;; &quot;&quot;)">
            <text:p/>
          </table:table-cell>
          <table:table-cell table:formula="of:=IF(AND([.M154]=&quot;Y&quot;; [.K1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5])=0; &quot;&quot;; &quot;Y&quot;)">
            <text:p/>
          </table:table-cell>
          <table:table-cell/>
          <table:table-cell table:formula="of:=IF(AND([.L155]=&quot;Y&quot;;OR([.J155]=&quot;&quot;; [.J155]=&quot;No&quot;)); &quot;Y&quot;; &quot;&quot;)">
            <text:p/>
          </table:table-cell>
          <table:table-cell table:formula="of:=IF(AND([.M155]=&quot;Y&quot;; [.K1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6])=0; &quot;&quot;; &quot;Y&quot;)">
            <text:p/>
          </table:table-cell>
          <table:table-cell/>
          <table:table-cell table:formula="of:=IF(AND([.L156]=&quot;Y&quot;;OR([.J156]=&quot;&quot;; [.J156]=&quot;No&quot;)); &quot;Y&quot;; &quot;&quot;)">
            <text:p/>
          </table:table-cell>
          <table:table-cell table:formula="of:=IF(AND([.M156]=&quot;Y&quot;; [.K1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7])=0; &quot;&quot;; &quot;Y&quot;)">
            <text:p/>
          </table:table-cell>
          <table:table-cell/>
          <table:table-cell table:formula="of:=IF(AND([.L157]=&quot;Y&quot;;OR([.J157]=&quot;&quot;; [.J157]=&quot;No&quot;)); &quot;Y&quot;; &quot;&quot;)">
            <text:p/>
          </table:table-cell>
          <table:table-cell table:formula="of:=IF(AND([.M157]=&quot;Y&quot;; [.K1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8]=&quot;Y&quot;;OR([.J158]=&quot;&quot;; [.J158]=&quot;No&quot;)); &quot;Y&quot;; &quot;&quot;)">
            <text:p/>
          </table:table-cell>
          <table:table-cell table:formula="of:=IF(AND([.M158]=&quot;Y&quot;; [.K1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4725096" calcext:value-type="float">
            <text:p>-30.84725096</text:p>
          </table:table-cell>
          <table:table-cell table:style-name="Default" office:value-type="float" office:value="151.861377" calcext:value-type="float">
            <text:p>151.861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5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9]=&quot;Y&quot;;OR([.J159]=&quot;&quot;; [.J159]=&quot;No&quot;)); &quot;Y&quot;; &quot;&quot;)" office:value-type="string" office:string-value="Y" calcext:value-type="string">
            <text:p>Y</text:p>
          </table:table-cell>
          <table:table-cell table:formula="of:=IF(AND([.M159]=&quot;Y&quot;; [.K1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62398" calcext:value-type="float">
            <text:p>-30.81462398</text:p>
          </table:table-cell>
          <table:table-cell table:style-name="Default" office:value-type="float" office:value="151.859377" calcext:value-type="float">
            <text:p>151.859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0]=&quot;Y&quot;;OR([.J160]=&quot;&quot;; [.J160]=&quot;No&quot;)); &quot;Y&quot;; &quot;&quot;)" office:value-type="string" office:string-value="Y" calcext:value-type="string">
            <text:p>Y</text:p>
          </table:table-cell>
          <table:table-cell table:formula="of:=IF(AND([.M160]=&quot;Y&quot;; [.K1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71702" calcext:value-type="float">
            <text:p>-30.81471702</text:p>
          </table:table-cell>
          <table:table-cell table:style-name="Default" office:value-type="float" office:value="151.859337" calcext:value-type="float">
            <text:p>151.8593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1]=&quot;Y&quot;;OR([.J161]=&quot;&quot;; [.J161]=&quot;No&quot;)); &quot;Y&quot;; &quot;&quot;)" office:value-type="string" office:string-value="Y" calcext:value-type="string">
            <text:p>Y</text:p>
          </table:table-cell>
          <table:table-cell table:formula="of:=IF(AND([.M161]=&quot;Y&quot;; [.K16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5" calcext:value-type="float">
            <text:p>-29.85115</text:p>
          </table:table-cell>
          <table:table-cell table:style-name="Default" office:value-type="float" office:value="152.00097" calcext:value-type="float">
            <text:p>152.000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2]=&quot;Y&quot;;OR([.J162]=&quot;&quot;; [.J162]=&quot;No&quot;)); &quot;Y&quot;; &quot;&quot;)" office:value-type="string" office:string-value="Y" calcext:value-type="string">
            <text:p>Y</text:p>
          </table:table-cell>
          <table:table-cell table:formula="of:=IF(AND([.M162]=&quot;Y&quot;; [.K1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" calcext:value-type="float">
            <text:p>-29.8511</text:p>
          </table:table-cell>
          <table:table-cell table:style-name="Default" office:value-type="float" office:value="152.0091" calcext:value-type="float">
            <text:p>152.0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6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3]=&quot;Y&quot;;OR([.J163]=&quot;&quot;; [.J163]=&quot;No&quot;)); &quot;Y&quot;; &quot;&quot;)" office:value-type="string" office:string-value="Y" calcext:value-type="string">
            <text:p>Y</text:p>
          </table:table-cell>
          <table:table-cell table:formula="of:=IF(AND([.M163]=&quot;Y&quot;; [.K1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14" calcext:value-type="float">
            <text:p>-29.84914</text:p>
          </table:table-cell>
          <table:table-cell table:style-name="Default" office:value-type="float" office:value="152.00543" calcext:value-type="float">
            <text:p>152.0054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4]=&quot;Y&quot;;OR([.J164]=&quot;&quot;; [.J164]=&quot;No&quot;)); &quot;Y&quot;; &quot;&quot;)" office:value-type="string" office:string-value="Y" calcext:value-type="string">
            <text:p>Y</text:p>
          </table:table-cell>
          <table:table-cell table:formula="of:=IF(AND([.M164]=&quot;Y&quot;; [.K1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08" calcext:value-type="float">
            <text:p>-29.84908</text:p>
          </table:table-cell>
          <table:table-cell table:style-name="Default" office:value-type="float" office:value="152.00545" calcext:value-type="float">
            <text:p>152.0054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5]=&quot;Y&quot;;OR([.J165]=&quot;&quot;; [.J165]=&quot;No&quot;)); &quot;Y&quot;; &quot;&quot;)" office:value-type="string" office:string-value="Y" calcext:value-type="string">
            <text:p>Y</text:p>
          </table:table-cell>
          <table:table-cell table:formula="of:=IF(AND([.M165]=&quot;Y&quot;; [.K1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8" calcext:value-type="float">
            <text:p>-29.84898</text:p>
          </table:table-cell>
          <table:table-cell table:style-name="Default" office:value-type="float" office:value="152.00569" calcext:value-type="float">
            <text:p>152.0056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6]=&quot;Y&quot;;OR([.J166]=&quot;&quot;; [.J166]=&quot;No&quot;)); &quot;Y&quot;; &quot;&quot;)" office:value-type="string" office:string-value="Y" calcext:value-type="string">
            <text:p>Y</text:p>
          </table:table-cell>
          <table:table-cell table:formula="of:=IF(AND([.M166]=&quot;Y&quot;; [.K1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9" calcext:value-type="float">
            <text:p>-29.84899</text:p>
          </table:table-cell>
          <table:table-cell table:style-name="Default" office:value-type="float" office:value="152.00577" calcext:value-type="float">
            <text:p>152.005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7]=&quot;Y&quot;;OR([.J167]=&quot;&quot;; [.J167]=&quot;No&quot;)); &quot;Y&quot;; &quot;&quot;)" office:value-type="string" office:string-value="Y" calcext:value-type="string">
            <text:p>Y</text:p>
          </table:table-cell>
          <table:table-cell table:formula="of:=IF(AND([.M167]=&quot;Y&quot;; [.K1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HillgroveTurnof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5972" calcext:value-type="float">
            <text:p>-30.525972</text:p>
          </table:table-cell>
          <table:table-cell table:style-name="Default" office:value-type="float" office:value="151.9180333" calcext:value-type="float">
            <text:p>151.91803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8]=&quot;Y&quot;;OR([.J168]=&quot;&quot;; [.J168]=&quot;No&quot;)); &quot;Y&quot;; &quot;&quot;)" office:value-type="string" office:string-value="Y" calcext:value-type="string">
            <text:p>Y</text:p>
          </table:table-cell>
          <table:table-cell table:formula="of:=IF(AND([.M168]=&quot;Y&quot;; [.K16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TLC953A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69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69]=&quot;Y&quot;;OR([.J169]=&quot;&quot;; [.J169]=&quot;No&quot;)); &quot;Y&quot;; &quot;&quot;)" office:value-type="string" office:string-value="Y" calcext:value-type="string">
            <text:p>Y</text:p>
          </table:table-cell>
          <table:table-cell table:style-name="ce19" table:formula="of:=IF(AND([.M169]=&quot;Y&quot;; [.K169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B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0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0]=&quot;Y&quot;;OR([.J170]=&quot;&quot;; [.J170]=&quot;No&quot;)); &quot;Y&quot;; &quot;&quot;)" office:value-type="string" office:string-value="Y" calcext:value-type="string">
            <text:p>Y</text:p>
          </table:table-cell>
          <table:table-cell table:style-name="ce19" table:formula="of:=IF(AND([.M170]=&quot;Y&quot;; [.K170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C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1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1]=&quot;Y&quot;;OR([.J171]=&quot;&quot;; [.J171]=&quot;No&quot;)); &quot;Y&quot;; &quot;&quot;)" office:value-type="string" office:string-value="Y" calcext:value-type="string">
            <text:p>Y</text:p>
          </table:table-cell>
          <table:table-cell table:style-name="ce19" table:formula="of:=IF(AND([.M171]=&quot;Y&quot;; [.K171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D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2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2]=&quot;Y&quot;;OR([.J172]=&quot;&quot;; [.J172]=&quot;No&quot;)); &quot;Y&quot;; &quot;&quot;)" office:value-type="string" office:string-value="Y" calcext:value-type="string">
            <text:p>Y</text:p>
          </table:table-cell>
          <table:table-cell table:style-name="ce19" table:formula="of:=IF(AND([.M172]=&quot;Y&quot;; [.K172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Default" office:value-type="string" calcext:value-type="string">
            <text:p>TLC95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3]=&quot;Y&quot;;OR([.J173]=&quot;&quot;; [.J173]=&quot;No&quot;)); &quot;Y&quot;; &quot;&quot;)" office:value-type="string" office:string-value="Y" calcext:value-type="string">
            <text:p>Y</text:p>
          </table:table-cell>
          <table:table-cell table:formula="of:=IF(AND([.M173]=&quot;Y&quot;; [.K17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4]=&quot;Y&quot;;OR([.J174]=&quot;&quot;; [.J174]=&quot;No&quot;)); &quot;Y&quot;; &quot;&quot;)" office:value-type="string" office:string-value="Y" calcext:value-type="string">
            <text:p>Y</text:p>
          </table:table-cell>
          <table:table-cell table:formula="of:=IF(AND([.M174]=&quot;Y&quot;; [.K17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A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5]=&quot;Y&quot;;OR([.J175]=&quot;&quot;; [.J175]=&quot;No&quot;)); &quot;Y&quot;; &quot;&quot;)" office:value-type="string" office:string-value="Y" calcext:value-type="string">
            <text:p>Y</text:p>
          </table:table-cell>
          <table:table-cell table:formula="of:=IF(AND([.M175]=&quot;Y&quot;; [.K17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B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6]=&quot;Y&quot;;OR([.J176]=&quot;&quot;; [.J176]=&quot;No&quot;)); &quot;Y&quot;; &quot;&quot;)" office:value-type="string" office:string-value="Y" calcext:value-type="string">
            <text:p>Y</text:p>
          </table:table-cell>
          <table:table-cell table:formula="of:=IF(AND([.M176]=&quot;Y&quot;; [.K17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C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7]=&quot;Y&quot;;OR([.J177]=&quot;&quot;; [.J177]=&quot;No&quot;)); &quot;Y&quot;; &quot;&quot;)" office:value-type="string" office:string-value="Y" calcext:value-type="string">
            <text:p>Y</text:p>
          </table:table-cell>
          <table:table-cell table:formula="of:=IF(AND([.M177]=&quot;Y&quot;; [.K17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D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8]=&quot;Y&quot;;OR([.J178]=&quot;&quot;; [.J178]=&quot;No&quot;)); &quot;Y&quot;; &quot;&quot;)" office:value-type="string" office:string-value="Y" calcext:value-type="string">
            <text:p>Y</text:p>
          </table:table-cell>
          <table:table-cell table:formula="of:=IF(AND([.M178]=&quot;Y&quot;; [.K17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9]=&quot;Y&quot;;OR([.J179]=&quot;&quot;; [.J179]=&quot;No&quot;)); &quot;Y&quot;; &quot;&quot;)" office:value-type="string" office:string-value="Y" calcext:value-type="string">
            <text:p>Y</text:p>
          </table:table-cell>
          <table:table-cell table:formula="of:=IF(AND([.M179]=&quot;Y&quot;; [.K17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0]=&quot;Y&quot;;OR([.J180]=&quot;&quot;; [.J180]=&quot;No&quot;)); &quot;Y&quot;; &quot;&quot;)" office:value-type="string" office:string-value="Y" calcext:value-type="string">
            <text:p>Y</text:p>
          </table:table-cell>
          <table:table-cell table:formula="of:=IF(AND([.M180]=&quot;Y&quot;; [.K18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281" calcext:value-type="float">
            <text:p>151.972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1]=&quot;Y&quot;;OR([.J181]=&quot;&quot;; [.J181]=&quot;No&quot;)); &quot;Y&quot;; &quot;&quot;)" office:value-type="string" office:string-value="Y" calcext:value-type="string">
            <text:p>Y</text:p>
          </table:table-cell>
          <table:table-cell table:formula="of:=IF(AND([.M181]=&quot;Y&quot;; [.K1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09" calcext:value-type="float">
            <text:p>-30.51709</text:p>
          </table:table-cell>
          <table:table-cell table:style-name="Default" office:value-type="float" office:value="151.97293" calcext:value-type="float">
            <text:p>151.9729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2]=&quot;Y&quot;;OR([.J182]=&quot;&quot;; [.J182]=&quot;No&quot;)); &quot;Y&quot;; &quot;&quot;)" office:value-type="string" office:string-value="Y" calcext:value-type="string">
            <text:p>Y</text:p>
          </table:table-cell>
          <table:table-cell table:formula="of:=IF(AND([.M182]=&quot;Y&quot;; [.K1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3]=&quot;Y&quot;;OR([.J183]=&quot;&quot;; [.J183]=&quot;No&quot;)); &quot;Y&quot;; &quot;&quot;)" office:value-type="string" office:string-value="Y" calcext:value-type="string">
            <text:p>Y</text:p>
          </table:table-cell>
          <table:table-cell table:formula="of:=IF(AND([.M183]=&quot;Y&quot;; [.K1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4]=&quot;Y&quot;;OR([.J184]=&quot;&quot;; [.J184]=&quot;No&quot;)); &quot;Y&quot;; &quot;&quot;)" office:value-type="string" office:string-value="Y" calcext:value-type="string">
            <text:p>Y</text:p>
          </table:table-cell>
          <table:table-cell table:formula="of:=IF(AND([.M184]=&quot;Y&quot;; [.K18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5]=&quot;Y&quot;;OR([.J185]=&quot;&quot;; [.J185]=&quot;No&quot;)); &quot;Y&quot;; &quot;&quot;)" office:value-type="string" office:string-value="Y" calcext:value-type="string">
            <text:p>Y</text:p>
          </table:table-cell>
          <table:table-cell table:formula="of:=IF(AND([.M185]=&quot;Y&quot;; [.K18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6]=&quot;Y&quot;;OR([.J186]=&quot;&quot;; [.J186]=&quot;No&quot;)); &quot;Y&quot;; &quot;&quot;)" office:value-type="string" office:string-value="Y" calcext:value-type="string">
            <text:p>Y</text:p>
          </table:table-cell>
          <table:table-cell table:formula="of:=IF(AND([.M186]=&quot;Y&quot;; [.K18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7]=&quot;Y&quot;;OR([.J187]=&quot;&quot;; [.J187]=&quot;No&quot;)); &quot;Y&quot;; &quot;&quot;)" office:value-type="string" office:string-value="Y" calcext:value-type="string">
            <text:p>Y</text:p>
          </table:table-cell>
          <table:table-cell table:formula="of:=IF(AND([.M187]=&quot;Y&quot;; [.K18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8]=&quot;Y&quot;;OR([.J188]=&quot;&quot;; [.J188]=&quot;No&quot;)); &quot;Y&quot;; &quot;&quot;)" office:value-type="string" office:string-value="Y" calcext:value-type="string">
            <text:p>Y</text:p>
          </table:table-cell>
          <table:table-cell table:formula="of:=IF(AND([.M188]=&quot;Y&quot;; [.K1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9]=&quot;Y&quot;;OR([.J189]=&quot;&quot;; [.J189]=&quot;No&quot;)); &quot;Y&quot;; &quot;&quot;)" office:value-type="string" office:string-value="Y" calcext:value-type="string">
            <text:p>Y</text:p>
          </table:table-cell>
          <table:table-cell table:formula="of:=IF(AND([.M189]=&quot;Y&quot;; [.K1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0]=&quot;Y&quot;;OR([.J190]=&quot;&quot;; [.J190]=&quot;No&quot;)); &quot;Y&quot;; &quot;&quot;)" office:value-type="string" office:string-value="Y" calcext:value-type="string">
            <text:p>Y</text:p>
          </table:table-cell>
          <table:table-cell table:formula="of:=IF(AND([.M190]=&quot;Y&quot;; [.K1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1]=&quot;Y&quot;;OR([.J191]=&quot;&quot;; [.J191]=&quot;No&quot;)); &quot;Y&quot;; &quot;&quot;)" office:value-type="string" office:string-value="Y" calcext:value-type="string">
            <text:p>Y</text:p>
          </table:table-cell>
          <table:table-cell table:formula="of:=IF(AND([.M191]=&quot;Y&quot;; [.K1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2]=&quot;Y&quot;;OR([.J192]=&quot;&quot;; [.J192]=&quot;No&quot;)); &quot;Y&quot;; &quot;&quot;)" office:value-type="string" office:string-value="Y" calcext:value-type="string">
            <text:p>Y</text:p>
          </table:table-cell>
          <table:table-cell table:formula="of:=IF(AND([.M192]=&quot;Y&quot;; [.K1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3]=&quot;Y&quot;;OR([.J193]=&quot;&quot;; [.J193]=&quot;No&quot;)); &quot;Y&quot;; &quot;&quot;)" office:value-type="string" office:string-value="Y" calcext:value-type="string">
            <text:p>Y</text:p>
          </table:table-cell>
          <table:table-cell table:formula="of:=IF(AND([.M193]=&quot;Y&quot;; [.K19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4]=&quot;Y&quot;;OR([.J194]=&quot;&quot;; [.J194]=&quot;No&quot;)); &quot;Y&quot;; &quot;&quot;)" office:value-type="string" office:string-value="Y" calcext:value-type="string">
            <text:p>Y</text:p>
          </table:table-cell>
          <table:table-cell table:formula="of:=IF(AND([.M194]=&quot;Y&quot;; [.K19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5]=&quot;Y&quot;;OR([.J195]=&quot;&quot;; [.J195]=&quot;No&quot;)); &quot;Y&quot;; &quot;&quot;)" office:value-type="string" office:string-value="Y" calcext:value-type="string">
            <text:p>Y</text:p>
          </table:table-cell>
          <table:table-cell table:formula="of:=IF(AND([.M195]=&quot;Y&quot;; [.K19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6]=&quot;Y&quot;;OR([.J196]=&quot;&quot;; [.J196]=&quot;No&quot;)); &quot;Y&quot;; &quot;&quot;)" office:value-type="string" office:string-value="Y" calcext:value-type="string">
            <text:p>Y</text:p>
          </table:table-cell>
          <table:table-cell table:formula="of:=IF(AND([.M196]=&quot;Y&quot;; [.K19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798" calcext:value-type="float">
            <text:p>-30.85471798</text:p>
          </table:table-cell>
          <table:table-cell table:style-name="Default" office:value-type="float" office:value="151.858588" calcext:value-type="float">
            <text:p>151.85858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19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7]=&quot;Y&quot;;OR([.J197]=&quot;&quot;; [.J197]=&quot;No&quot;)); &quot;Y&quot;; &quot;&quot;)" office:value-type="string" office:string-value="Y" calcext:value-type="string">
            <text:p>Y</text:p>
          </table:table-cell>
          <table:table-cell table:formula="of:=IF(AND([.M197]=&quot;Y&quot;; [.K19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45003" calcext:value-type="float">
            <text:p>-30.86045003</text:p>
          </table:table-cell>
          <table:table-cell table:style-name="Default" office:value-type="float" office:value="151.891704" calcext:value-type="float">
            <text:p>151.89170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fted <text:s/></text:p>
          </table:table-cell>
          <table:table-cell table:style-name="Default"/>
          <table:table-cell table:style-name="Default" table:formula="of:=IF(COUNTIF([$AshLibsDone.$C$2:$AshLibsDone.$C$116]; [.A19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8]=&quot;Y&quot;;OR([.J198]=&quot;&quot;; [.J198]=&quot;No&quot;)); &quot;Y&quot;; &quot;&quot;)" office:value-type="string" office:string-value="Y" calcext:value-type="string">
            <text:p>Y</text:p>
          </table:table-cell>
          <table:table-cell table:formula="of:=IF(AND([.M198]=&quot;Y&quot;; [.K19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6503" calcext:value-type="float">
            <text:p>-30.86056503</text:p>
          </table:table-cell>
          <table:table-cell table:style-name="Default" office:value-type="float" office:value="151.891859" calcext:value-type="float">
            <text:p>151.89185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19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9]=&quot;Y&quot;;OR([.J199]=&quot;&quot;; [.J199]=&quot;No&quot;)); &quot;Y&quot;; &quot;&quot;)" office:value-type="string" office:string-value="Y" calcext:value-type="string">
            <text:p>Y</text:p>
          </table:table-cell>
          <table:table-cell table:formula="of:=IF(AND([.M199]=&quot;Y&quot;; [.K19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49804" calcext:value-type="float">
            <text:p>-29.84949804</text:p>
          </table:table-cell>
          <table:table-cell table:style-name="Default" office:value-type="float" office:value="152.001091" calcext:value-type="float">
            <text:p>152.00109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0]=&quot;Y&quot;;OR([.J200]=&quot;&quot;; [.J200]=&quot;No&quot;)); &quot;Y&quot;; &quot;&quot;)" office:value-type="string" office:string-value="Y" calcext:value-type="string">
            <text:p>Y</text:p>
          </table:table-cell>
          <table:table-cell table:formula="of:=IF(AND([.M200]=&quot;Y&quot;; [.K2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70699" calcext:value-type="float">
            <text:p>-29.84570699</text:p>
          </table:table-cell>
          <table:table-cell table:style-name="Default" office:value-type="float" office:value="152.011747" calcext:value-type="float">
            <text:p>152.01174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1]=&quot;Y&quot;;OR([.J201]=&quot;&quot;; [.J201]=&quot;No&quot;)); &quot;Y&quot;; &quot;&quot;)" office:value-type="string" office:string-value="Y" calcext:value-type="string">
            <text:p>Y</text:p>
          </table:table-cell>
          <table:table-cell table:formula="of:=IF(AND([.M201]=&quot;Y&quot;; [.K2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55001" calcext:value-type="float">
            <text:p>-29.84955001</text:p>
          </table:table-cell>
          <table:table-cell table:style-name="Default" office:value-type="float" office:value="152.001463" calcext:value-type="float">
            <text:p>152.00146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2]=&quot;Y&quot;;OR([.J202]=&quot;&quot;; [.J202]=&quot;No&quot;)); &quot;Y&quot;; &quot;&quot;)" office:value-type="string" office:string-value="Y" calcext:value-type="string">
            <text:p>Y</text:p>
          </table:table-cell>
          <table:table-cell table:formula="of:=IF(AND([.M202]=&quot;Y&quot;; [.K20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698003" calcext:value-type="float">
            <text:p>-29.84698003</text:p>
          </table:table-cell>
          <table:table-cell table:style-name="Default" office:value-type="float" office:value="152.010428" calcext:value-type="float">
            <text:p>152.01042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3]=&quot;Y&quot;;OR([.J203]=&quot;&quot;; [.J203]=&quot;No&quot;)); &quot;Y&quot;; &quot;&quot;)" office:value-type="string" office:string-value="Y" calcext:value-type="string">
            <text:p>Y</text:p>
          </table:table-cell>
          <table:table-cell table:formula="of:=IF(AND([.M203]=&quot;Y&quot;; [.K20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609" calcext:value-type="float">
            <text:p>-29.845609</text:p>
          </table:table-cell>
          <table:table-cell table:style-name="Default" office:value-type="float" office:value="152.012508" calcext:value-type="float">
            <text:p>152.0125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4]=&quot;Y&quot;;OR([.J204]=&quot;&quot;; [.J204]=&quot;No&quot;)); &quot;Y&quot;; &quot;&quot;)" office:value-type="string" office:string-value="Y" calcext:value-type="string">
            <text:p>Y</text:p>
          </table:table-cell>
          <table:table-cell table:formula="of:=IF(AND([.M204]=&quot;Y&quot;; [.K20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68" calcext:value-type="float">
            <text:p>-29.84968</text:p>
          </table:table-cell>
          <table:table-cell table:style-name="Default" office:value-type="float" office:value="152.00146" calcext:value-type="float">
            <text:p>152.0014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5]=&quot;Y&quot;;OR([.J205]=&quot;&quot;; [.J205]=&quot;No&quot;)); &quot;Y&quot;; &quot;&quot;)" office:value-type="string" office:string-value="Y" calcext:value-type="string">
            <text:p>Y</text:p>
          </table:table-cell>
          <table:table-cell table:formula="of:=IF(AND([.M205]=&quot;Y&quot;; [.K2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9" calcext:value-type="float">
            <text:p>-29.85109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6]=&quot;Y&quot;;OR([.J206]=&quot;&quot;; [.J206]=&quot;No&quot;)); &quot;Y&quot;; &quot;&quot;)" office:value-type="string" office:string-value="Y" calcext:value-type="string">
            <text:p>Y</text:p>
          </table:table-cell>
          <table:table-cell table:formula="of:=IF(AND([.M206]=&quot;Y&quot;; [.K2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5" calcext:value-type="float">
            <text:p>-29.85105</text:p>
          </table:table-cell>
          <table:table-cell table:style-name="Default" office:value-type="float" office:value="151.99956" calcext:value-type="float">
            <text:p>151.9995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0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7]=&quot;Y&quot;;OR([.J207]=&quot;&quot;; [.J207]=&quot;No&quot;)); &quot;Y&quot;; &quot;&quot;)" office:value-type="string" office:string-value="Y" calcext:value-type="string">
            <text:p>Y</text:p>
          </table:table-cell>
          <table:table-cell table:formula="of:=IF(AND([.M207]=&quot;Y&quot;; [.K2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1.99948" calcext:value-type="float">
            <text:p>151.9994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8]=&quot;Y&quot;;OR([.J208]=&quot;&quot;; [.J208]=&quot;No&quot;)); &quot;Y&quot;; &quot;&quot;)" office:value-type="string" office:string-value="Y" calcext:value-type="string">
            <text:p>Y</text:p>
          </table:table-cell>
          <table:table-cell table:formula="of:=IF(AND([.M208]=&quot;Y&quot;; [.K2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6" calcext:value-type="float">
            <text:p>-29.84896</text:p>
          </table:table-cell>
          <table:table-cell table:style-name="Default" office:value-type="float" office:value="152.0058" calcext:value-type="float">
            <text:p>152.005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9]=&quot;Y&quot;;OR([.J209]=&quot;&quot;; [.J209]=&quot;No&quot;)); &quot;Y&quot;; &quot;&quot;)" office:value-type="string" office:string-value="Y" calcext:value-type="string">
            <text:p>Y</text:p>
          </table:table-cell>
          <table:table-cell table:formula="of:=IF(AND([.M209]=&quot;Y&quot;; [.K20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" calcext:value-type="float">
            <text:p>-30.517</text:p>
          </table:table-cell>
          <table:table-cell table:style-name="Default" office:value-type="float" office:value="151.97298" calcext:value-type="float">
            <text:p>151.9729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0]=&quot;Y&quot;;OR([.J210]=&quot;&quot;; [.J210]=&quot;No&quot;)); &quot;Y&quot;; &quot;&quot;)" office:value-type="string" office:string-value="Y" calcext:value-type="string">
            <text:p>Y</text:p>
          </table:table-cell>
          <table:table-cell table:formula="of:=IF(AND([.M210]=&quot;Y&quot;; [.K2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308" calcext:value-type="float">
            <text:p>151.973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table:formula="of:=IF(AND([.L211]=&quot;Y&quot;;OR([.J211]=&quot;&quot;; [.J211]=&quot;No&quot;)); &quot;Y&quot;; &quot;&quot;)" office:value-type="string" office:string-value="Y" calcext:value-type="string">
            <text:p>Y</text:p>
          </table:table-cell>
          <table:table-cell table:formula="of:=IF(AND([.M211]=&quot;Y&quot;; [.K2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88" calcext:value-type="float">
            <text:p>-30.51688</text:p>
          </table:table-cell>
          <table:table-cell table:style-name="Default" office:value-type="float" office:value="151.97357" calcext:value-type="float">
            <text:p>151.9735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2]=&quot;Y&quot;;OR([.J212]=&quot;&quot;; [.J212]=&quot;No&quot;)); &quot;Y&quot;; &quot;&quot;)" office:value-type="string" office:string-value="Y" calcext:value-type="string">
            <text:p>Y</text:p>
          </table:table-cell>
          <table:table-cell table:formula="of:=IF(AND([.M212]=&quot;Y&quot;; [.K2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91" calcext:value-type="float">
            <text:p>-30.51691</text:p>
          </table:table-cell>
          <table:table-cell table:style-name="Default" office:value-type="float" office:value="151.9735" calcext:value-type="float">
            <text:p>151.973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2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3]=&quot;Y&quot;;OR([.J213]=&quot;&quot;; [.J213]=&quot;No&quot;)); &quot;Y&quot;; &quot;&quot;)" office:value-type="string" office:string-value="Y" calcext:value-type="string">
            <text:p>Y</text:p>
          </table:table-cell>
          <table:table-cell table:formula="of:=IF(AND([.M213]=&quot;Y&quot;; [.K2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52402" calcext:value-type="float">
            <text:p>-30.85452402</text:p>
          </table:table-cell>
          <table:table-cell table:style-name="Default" office:value-type="float" office:value="151.858459" calcext:value-type="float">
            <text:p>151.8584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4])=0; &quot;&quot;; &quot;Y&quot;)">
            <text:p/>
          </table:table-cell>
          <table:table-cell/>
          <table:table-cell table:formula="of:=IF(AND([.L214]=&quot;Y&quot;;OR([.J214]=&quot;&quot;; [.J214]=&quot;No&quot;)); &quot;Y&quot;; &quot;&quot;)">
            <text:p/>
          </table:table-cell>
          <table:table-cell table:formula="of:=IF(AND([.M214]=&quot;Y&quot;; [.K2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0501" calcext:value-type="float">
            <text:p>-30.86050501</text:p>
          </table:table-cell>
          <table:table-cell table:style-name="Default" office:value-type="float" office:value="151.891832" calcext:value-type="float">
            <text:p>151.8918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5])=0; &quot;&quot;; &quot;Y&quot;)">
            <text:p/>
          </table:table-cell>
          <table:table-cell/>
          <table:table-cell table:formula="of:=IF(AND([.L215]=&quot;Y&quot;;OR([.J215]=&quot;&quot;; [.J215]=&quot;No&quot;)); &quot;Y&quot;; &quot;&quot;)">
            <text:p/>
          </table:table-cell>
          <table:table-cell table:formula="of:=IF(AND([.M215]=&quot;Y&quot;; [.K2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28102" calcext:value-type="float">
            <text:p>-30.85228102</text:p>
          </table:table-cell>
          <table:table-cell table:style-name="Default" office:value-type="float" office:value="151.889532" calcext:value-type="float">
            <text:p>151.8895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6])=0; &quot;&quot;; &quot;Y&quot;)">
            <text:p/>
          </table:table-cell>
          <table:table-cell/>
          <table:table-cell table:formula="of:=IF(AND([.L216]=&quot;Y&quot;;OR([.J216]=&quot;&quot;; [.J216]=&quot;No&quot;)); &quot;Y&quot;; &quot;&quot;)">
            <text:p/>
          </table:table-cell>
          <table:table-cell table:formula="of:=IF(AND([.M216]=&quot;Y&quot;; [.K2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12604" calcext:value-type="float">
            <text:p>-30.85212604</text:p>
          </table:table-cell>
          <table:table-cell table:style-name="Default" office:value-type="float" office:value="151.889702" calcext:value-type="float">
            <text:p>151.88970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7])=0; &quot;&quot;; &quot;Y&quot;)">
            <text:p/>
          </table:table-cell>
          <table:table-cell/>
          <table:table-cell table:formula="of:=IF(AND([.L217]=&quot;Y&quot;;OR([.J217]=&quot;&quot;; [.J217]=&quot;No&quot;)); &quot;Y&quot;; &quot;&quot;)">
            <text:p/>
          </table:table-cell>
          <table:table-cell table:formula="of:=IF(AND([.M217]=&quot;Y&quot;; [.K2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284096" calcext:value-type="float">
            <text:p>-30.86284096</text:p>
          </table:table-cell>
          <table:table-cell table:style-name="Default" office:value-type="float" office:value="151.85684" calcext:value-type="float">
            <text:p>151.85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8])=0; &quot;&quot;; &quot;Y&quot;)">
            <text:p/>
          </table:table-cell>
          <table:table-cell/>
          <table:table-cell table:formula="of:=IF(AND([.L218]=&quot;Y&quot;;OR([.J218]=&quot;&quot;; [.J218]=&quot;No&quot;)); &quot;Y&quot;; &quot;&quot;)">
            <text:p/>
          </table:table-cell>
          <table:table-cell table:formula="of:=IF(AND([.M218]=&quot;Y&quot;; [.K2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5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72" calcext:value-type="float">
            <text:p>-30.52672</text:p>
          </table:table-cell>
          <table:table-cell table:style-name="Default" office:value-type="float" office:value="151.91909" calcext:value-type="float">
            <text:p>151.919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9])=0; &quot;&quot;; &quot;Y&quot;)">
            <text:p/>
          </table:table-cell>
          <table:table-cell/>
          <table:table-cell table:formula="of:=IF(AND([.L219]=&quot;Y&quot;;OR([.J219]=&quot;&quot;; [.J219]=&quot;No&quot;)); &quot;Y&quot;; &quot;&quot;)">
            <text:p/>
          </table:table-cell>
          <table:table-cell table:formula="of:=IF(AND([.M219]=&quot;Y&quot;; [.K2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1" calcext:value-type="float">
            <text:p>-30.52661</text:p>
          </table:table-cell>
          <table:table-cell table:style-name="Default" office:value-type="float" office:value="151.92042" calcext:value-type="float">
            <text:p>151.9204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0])=0; &quot;&quot;; &quot;Y&quot;)">
            <text:p/>
          </table:table-cell>
          <table:table-cell/>
          <table:table-cell table:formula="of:=IF(AND([.L220]=&quot;Y&quot;;OR([.J220]=&quot;&quot;; [.J220]=&quot;No&quot;)); &quot;Y&quot;; &quot;&quot;)">
            <text:p/>
          </table:table-cell>
          <table:table-cell table:formula="of:=IF(AND([.M220]=&quot;Y&quot;; [.K2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81" calcext:value-type="float">
            <text:p>-30.52681</text:p>
          </table:table-cell>
          <table:table-cell table:style-name="Default" office:value-type="float" office:value="151.92275" calcext:value-type="float">
            <text:p>151.922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1])=0; &quot;&quot;; &quot;Y&quot;)">
            <text:p/>
          </table:table-cell>
          <table:table-cell/>
          <table:table-cell table:formula="of:=IF(AND([.L221]=&quot;Y&quot;;OR([.J221]=&quot;&quot;; [.J221]=&quot;No&quot;)); &quot;Y&quot;; &quot;&quot;)">
            <text:p/>
          </table:table-cell>
          <table:table-cell table:formula="of:=IF(AND([.M221]=&quot;Y&quot;; [.K2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6" calcext:value-type="float">
            <text:p>-30.52666</text:p>
          </table:table-cell>
          <table:table-cell table:style-name="Default" office:value-type="float" office:value="151.92062" calcext:value-type="float">
            <text:p>151.920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2])=0; &quot;&quot;; &quot;Y&quot;)">
            <text:p/>
          </table:table-cell>
          <table:table-cell/>
          <table:table-cell table:formula="of:=IF(AND([.L222]=&quot;Y&quot;;OR([.J222]=&quot;&quot;; [.J222]=&quot;No&quot;)); &quot;Y&quot;; &quot;&quot;)">
            <text:p/>
          </table:table-cell>
          <table:table-cell table:formula="of:=IF(AND([.M222]=&quot;Y&quot;; [.K2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25" calcext:value-type="float">
            <text:p>-30.52625</text:p>
          </table:table-cell>
          <table:table-cell table:style-name="Default" office:value-type="float" office:value="151.9192" calcext:value-type="float">
            <text:p>151.9192</text:p>
          </table:table-cell>
          <table:table-cell table:style-name="Default" office:value-type="string" calcext:value-type="string">
            <text:p>No DNA in canberr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223])=0; &quot;&quot;; &quot;Y&quot;)">
            <text:p/>
          </table:table-cell>
          <table:table-cell/>
          <table:table-cell table:formula="of:=IF(AND([.L223]=&quot;Y&quot;;OR([.J223]=&quot;&quot;; [.J223]=&quot;No&quot;)); &quot;Y&quot;; &quot;&quot;)">
            <text:p/>
          </table:table-cell>
          <table:table-cell table:formula="of:=IF(AND([.M223]=&quot;Y&quot;; [.K223]=&quot;&quot;); &quot;Y&quot;; &quot;&quot;)">
            <text:p/>
          </table:table-cell>
          <table:table-cell table:number-columns-repeated="1010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stOxley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7"/>
        <table:table-column table:style-name="co20" table:default-cell-style-name="ce16"/>
        <table:table-column table:style-name="co21" table:default-cell-style-name="ce16"/>
        <table:table-column table:style-name="co2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office:value-type="string" calcext:value-type="string">
            <text:p>Plate7</text:p>
          </table:table-cell>
          <table:table-cell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</table:table-row>
        <table:table-row table:style-name="ro2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Abington Creek</text:p>
          </table:table-cell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</text:p>
          </table:table-cell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, Bluff rock lookout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Stockton</text:p>
          </table:table-cell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table:style-name="Default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table:number-columns-repeated="2"/>
        </table:table-row>
      </table:table>
      <table:table table:name="AshLibsDone" table:style-name="ta1"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plat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oolConc</text:p>
          </table:table-cell>
          <table:table-cell office:value-type="string" calcext:value-type="string">
            <text:p>IndexOligoI7</text:p>
          </table:table-cell>
          <table:table-cell office:value-type="string" calcext:value-type="string">
            <text:p>IndexOligoI5</text:p>
          </table:table-cell>
          <table:table-cell table:number-columns-repeated="7"/>
        </table:table-row>
        <table:table-row table:style-name="ro2">
          <table:table-cell/>
          <table:table-cell table:style-name="ce39" office:value-type="string" calcext:value-type="string">
            <text:p>A1</text:p>
          </table:table-cell>
          <table:table-cell office:value-type="string" calcext:value-type="string">
            <text:p>TLC9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1</text:p>
          </table:table-cell>
          <table:table-cell office:value-type="string" calcext:value-type="string">
            <text:p>TLC9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1</text:p>
          </table:table-cell>
          <table:table-cell office:value-type="string" calcext:value-type="string">
            <text:p>TLC7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1</text:p>
          </table:table-cell>
          <table:table-cell office:value-type="string" calcext:value-type="string">
            <text:p>TLC7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1</text:p>
          </table:table-cell>
          <table:table-cell office:value-type="string" calcext:value-type="string">
            <text:p>TLC8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1</text:p>
          </table:table-cell>
          <table:table-cell office:value-type="string" calcext:value-type="string">
            <text:p>TLC92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1</text:p>
          </table:table-cell>
          <table:table-cell office:value-type="string" calcext:value-type="string">
            <text:p>TLC9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1</text:p>
          </table:table-cell>
          <table:table-cell office:value-type="string" calcext:value-type="string">
            <text:p>TLC952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2</text:p>
          </table:table-cell>
          <table:table-cell office:value-type="string" calcext:value-type="string">
            <text:p>TLC952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2</text:p>
          </table:table-cell>
          <table:table-cell office:value-type="string" calcext:value-type="string">
            <text:p>TLC952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2</text:p>
          </table:table-cell>
          <table:table-cell office:value-type="string" calcext:value-type="string">
            <text:p>TLC95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2</text:p>
          </table:table-cell>
          <table:table-cell office:value-type="string" calcext:value-type="string">
            <text:p>TLC952-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2</text:p>
          </table:table-cell>
          <table:table-cell office:value-type="string" calcext:value-type="string">
            <text:p>J34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2</text:p>
          </table:table-cell>
          <table:table-cell office:value-type="string" calcext:value-type="string">
            <text:p>J3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2</text:p>
          </table:table-cell>
          <table:table-cell office:value-type="string" calcext:value-type="string">
            <text:p>J35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2</text:p>
          </table:table-cell>
          <table:table-cell office:value-type="string" calcext:value-type="string">
            <text:p>J359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3</text:p>
          </table:table-cell>
          <table:table-cell office:value-type="string" calcext:value-type="string">
            <text:p>J377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3</text:p>
          </table:table-cell>
          <table:table-cell office:value-type="string" calcext:value-type="string">
            <text:p>J3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3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3</text:p>
          </table:table-cell>
          <table:table-cell office:value-type="string" calcext:value-type="string">
            <text:p>J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3</text:p>
          </table:table-cell>
          <table:table-cell office:value-type="string" calcext:value-type="string">
            <text:p>J4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3</text:p>
          </table:table-cell>
          <table:table-cell office:value-type="string" calcext:value-type="string">
            <text:p>J41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3</text:p>
          </table:table-cell>
          <table:table-cell office:value-type="string" calcext:value-type="string">
            <text:p>J413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3</text:p>
          </table:table-cell>
          <table:table-cell office:value-type="string" calcext:value-type="string">
            <text:p>J418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4</text:p>
          </table:table-cell>
          <table:table-cell office:value-type="string" calcext:value-type="string">
            <text:p>J421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4</text:p>
          </table:table-cell>
          <table:table-cell office:value-type="string" calcext:value-type="string">
            <text:p>J413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4</text:p>
          </table:table-cell>
          <table:table-cell office:value-type="string" calcext:value-type="string">
            <text:p>J421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4</text:p>
          </table:table-cell>
          <table:table-cell office:value-type="string" calcext:value-type="string">
            <text:p>J4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4</text:p>
          </table:table-cell>
          <table:table-cell office:value-type="string" calcext:value-type="string">
            <text:p>J413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4</text:p>
          </table:table-cell>
          <table:table-cell office:value-type="string" calcext:value-type="string">
            <text:p>J421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4</text:p>
          </table:table-cell>
          <table:table-cell office:value-type="string" calcext:value-type="string">
            <text:p>J422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4</text:p>
          </table:table-cell>
          <table:table-cell office:value-type="string" calcext:value-type="string">
            <text:p>J413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5</text:p>
          </table:table-cell>
          <table:table-cell office:value-type="string" calcext:value-type="string">
            <text:p>J421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5</text:p>
          </table:table-cell>
          <table:table-cell office:value-type="string" calcext:value-type="string">
            <text:p>J422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5</text:p>
          </table:table-cell>
          <table:table-cell office:value-type="string" calcext:value-type="string">
            <text:p>J421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5</text:p>
          </table:table-cell>
          <table:table-cell office:value-type="string" calcext:value-type="string">
            <text:p>J422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5</text:p>
          </table:table-cell>
          <table:table-cell office:value-type="string" calcext:value-type="string">
            <text:p>J424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5</text:p>
          </table:table-cell>
          <table:table-cell office:value-type="string" calcext:value-type="string">
            <text:p>J426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5</text:p>
          </table:table-cell>
          <table:table-cell office:value-type="string" calcext:value-type="string">
            <text:p>J422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5</text:p>
          </table:table-cell>
          <table:table-cell office:value-type="string" calcext:value-type="string">
            <text:p>J424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6</text:p>
          </table:table-cell>
          <table:table-cell office:value-type="string" calcext:value-type="string">
            <text:p>J43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6</text:p>
          </table:table-cell>
          <table:table-cell office:value-type="string" calcext:value-type="string">
            <text:p>J395a-re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6</text:p>
          </table:table-cell>
          <table:table-cell office:value-type="string" calcext:value-type="string">
            <text:p>J41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6</text:p>
          </table:table-cell>
          <table:table-cell office:value-type="string" calcext:value-type="string">
            <text:p>J421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6</text:p>
          </table:table-cell>
          <table:table-cell office:value-type="string" calcext:value-type="string">
            <text:p>J42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6</text:p>
          </table:table-cell>
          <table:table-cell office:value-type="string" calcext:value-type="string">
            <text:p>J421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6</text:p>
          </table:table-cell>
          <table:table-cell office:value-type="string" calcext:value-type="string">
            <text:p>J418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6</text:p>
          </table:table-cell>
          <table:table-cell office:value-type="string" calcext:value-type="string">
            <text:p>J413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7</text:p>
          </table:table-cell>
          <table:table-cell office:value-type="string" calcext:value-type="string">
            <text:p>J4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7</text:p>
          </table:table-cell>
          <table:table-cell office:value-type="string" calcext:value-type="string">
            <text:p>J40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7</text:p>
          </table:table-cell>
          <table:table-cell office:value-type="string" calcext:value-type="string">
            <text:p>J345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7</text:p>
          </table:table-cell>
          <table:table-cell office:value-type="string" calcext:value-type="string">
            <text:p>EB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7</text:p>
          </table:table-cell>
          <table:table-cell office:value-type="string" calcext:value-type="string">
            <text:p>EB5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7</text:p>
          </table:table-cell>
          <table:table-cell office:value-type="string" calcext:value-type="string">
            <text:p>EB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7</text:p>
          </table:table-cell>
          <table:table-cell office:value-type="string" calcext:value-type="string">
            <text:p>EB5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7</text:p>
          </table:table-cell>
          <table:table-cell office:value-type="string" calcext:value-type="string">
            <text:p>EB5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8</text:p>
          </table:table-cell>
          <table:table-cell office:value-type="string" calcext:value-type="string">
            <text:p>EB5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8</text:p>
          </table:table-cell>
          <table:table-cell office:value-type="string" calcext:value-type="string">
            <text:p>EB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8</text:p>
          </table:table-cell>
          <table:table-cell office:value-type="string" calcext:value-type="string">
            <text:p>EB5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8</text:p>
          </table:table-cell>
          <table:table-cell office:value-type="string" calcext:value-type="string">
            <text:p>EB5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8</text:p>
          </table:table-cell>
          <table:table-cell office:value-type="string" calcext:value-type="string">
            <text:p>EB5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8</text:p>
          </table:table-cell>
          <table:table-cell office:value-type="string" calcext:value-type="string">
            <text:p>EB5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8</text:p>
          </table:table-cell>
          <table:table-cell office:value-type="string" calcext:value-type="string">
            <text:p>EB5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8</text:p>
          </table:table-cell>
          <table:table-cell office:value-type="string" calcext:value-type="string">
            <text:p>EB5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9</text:p>
          </table:table-cell>
          <table:table-cell office:value-type="string" calcext:value-type="string">
            <text:p>EB5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9</text:p>
          </table:table-cell>
          <table:table-cell office:value-type="string" calcext:value-type="string">
            <text:p>EB5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9</text:p>
          </table:table-cell>
          <table:table-cell office:value-type="string" calcext:value-type="string">
            <text:p>EB5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9</text:p>
          </table:table-cell>
          <table:table-cell office:value-type="string" calcext:value-type="string">
            <text:p>EB5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7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0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1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5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illgroveTurnof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</table:table>
      <table:named-expressions/>
      <table:database-ranges>
        <table:database-range table:name="__Anonymous_Sheet_DB__1" table:target-range-address="All.A1:All.O223">
          <table:sort>
            <table:sort-by table:field-number="2" table:data-type="automatic"/>
            <table:sort-by table:field-number="11" table:data-type="automatic"/>
          </table:sort>
        </table:database-range>
        <table:database-range table:name="__Anonymous_Sheet_DB__2" table:target-range-address="JustOxley.A1:JustOxley.N106">
          <table:sort>
            <table:sort-by table:field-number="13" table:data-type="automatic"/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3" table:target-range-address="AshLibsDone.C117:AshLibsDone.C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15:10:06.67089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urray</meta:initial-creator>
    <meta:creation-date>2018-02-08T11:56:32.599129543</meta:creation-date>
    <dc:date>2018-02-15T15:25:21.959413562</dc:date>
    <dc:creator>Kevin Murray</dc:creator>
    <meta:editing-duration>PT3H43M29S</meta:editing-duration>
    <meta:editing-cycles>32</meta:editing-cycles>
    <meta:generator>LibreOffice/6.0.1.1$Linux_X86_64 LibreOffice_project/00m0$Build-1</meta:generator>
    <meta:printed-by>Kevin Murray</meta:printed-by>
    <meta:print-date>2018-02-08T15:13:11.101085971</meta:print-date>
    <meta:document-statistic meta:table-count="4" meta:cell-count="4431" meta:object-count="0"/>
  </office:meta>
</office:document-meta>
</file>